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070000569D00006BD20C27BFE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3" svg:font-family="Arial" style:font-family-generic="roman"/>
    <style:font-face style:name="Times1" svg:font-family="Times" style:font-family-generic="roman"/>
    <style:font-face style:name="Times New Roman2" svg:font-family="'Times New Roman'" style:font-family-generic="roman"/>
    <style:font-face style:name="ＭＳ 明朝" svg:font-family="'ＭＳ 明朝', 'MS Mincho'" style:font-family-generic="roman"/>
    <style:font-face style:name="Courier1"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4.8236in" fo:margin-left="0.0118in" fo:margin-right="1.9347in" table:align="margins" style:writing-mode="lr-tb"/>
    </style:style>
    <style:style style:name="Table3.A" style:family="table-column">
      <style:table-column-properties style:column-width="2.3007in" style:rel-column-width="31257*"/>
    </style:style>
    <style:style style:name="Table3.B" style:family="table-column">
      <style:table-column-properties style:column-width="2.5229in" style:rel-column-width="3427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759in" fo:margin-left="0.0118in" fo:margin-right="-0.0007in" table:align="margins" style:writing-mode="lr-tb"/>
    </style:style>
    <style:style style:name="Table4.A" style:family="table-column">
      <style:table-column-properties style:column-width="2.316in" style:rel-column-width="22455*"/>
    </style:style>
    <style:style style:name="Table4.B" style:family="table-column">
      <style:table-column-properties style:column-width="4.4431in" style:rel-column-width="43080*"/>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0396in" fo:border="none" style:writing-mode="lr-tb"/>
    </style:style>
    <style:style style:name="Table5" style:family="table">
      <style:table-properties style:width="6.7632in" fo:margin-left="0.0042in" fo:margin-right="0.0028in" table:align="margins" style:writing-mode="lr-tb"/>
    </style:style>
    <style:style style:name="Table5.A" style:family="table-column">
      <style:table-column-properties style:column-width="2.8653in" style:rel-column-width="27763*"/>
    </style:style>
    <style:style style:name="Table5.B" style:family="table-column">
      <style:table-column-properties style:column-width="3.8979in" style:rel-column-width="37772*"/>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0396in" fo:border="none" style:writing-mode="lr-tb"/>
    </style:style>
    <style:style style:name="Table1" style:family="table">
      <style:table-properties style:width="6.7299in" table:align="left" style:writing-mode="lr-tb"/>
    </style:style>
    <style:style style:name="Table1.A" style:family="table-column">
      <style:table-column-properties style:column-width="2.0757in"/>
    </style:style>
    <style:style style:name="Table1.B" style:family="table-column">
      <style:table-column-properties style:column-width="4.65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start" style:justify-single-word="false"/>
    </style:style>
    <style:style style:name="P2" style:family="paragraph" style:parent-style-name="Header">
      <style:text-properties style:font-name="Arial1" style:font-name-complex="Arial1"/>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3in" style:type="center"/>
          <style:tab-stop style:position="6.4992in" style:type="right"/>
        </style:tab-stops>
      </style:paragraph-properties>
    </style:style>
    <style:style style:name="P5" style:family="paragraph" style:parent-style-name="Footer">
      <style:text-properties style:font-name="Arial1" fo:font-size="9pt" style:font-size-asian="9pt" style:font-size-complex="9pt"/>
    </style:style>
    <style:style style:name="P6" style:family="paragraph" style:parent-style-name="Footer">
      <style:paragraph-properties fo:text-align="start" style:justify-single-word="false"/>
      <style:text-properties style:font-name="Arial1" fo:font-size="9pt" style:font-size-asian="9pt" style:font-size-complex="9pt"/>
    </style:style>
    <style:style style:name="P7" style:family="paragraph" style:parent-style-name="Footer">
      <style:paragraph-properties fo:text-align="start" style:justify-single-word="false"/>
    </style:style>
    <style:style style:name="P8" style:family="paragraph" style:parent-style-name="Footer">
      <style:paragraph-properties fo:text-align="start" style:justify-single-word="false"/>
      <style:text-properties fo:font-weight="normal" style:font-weight-asian="normal" style:font-weight-complex="normal"/>
    </style:style>
    <style:style style:name="P9" style:family="paragraph" style:parent-style-name="Title">
      <style:paragraph-properties fo:text-align="start" style:justify-single-word="false"/>
    </style:style>
    <style:style style:name="P10" style:family="paragraph" style:parent-style-name="Standard">
      <style:paragraph-properties fo:text-align="center" style:justify-single-word="false" style:text-autospace="none"/>
      <style:text-properties style:font-name="Times New Roman" fo:font-size="11pt" style:font-name-asian="Times1" style:font-size-asian="11pt" style:font-name-complex="Times1" style:font-size-complex="11pt"/>
    </style:style>
    <style:style style:name="P11" style:family="paragraph" style:parent-style-name="Standard">
      <style:paragraph-properties fo:text-align="start" style:justify-single-word="false"/>
    </style:style>
    <style:style style:name="P12" style:family="paragraph" style:parent-style-name="Standard">
      <style:paragraph-properties style:text-autospace="none"/>
    </style:style>
    <style:style style:name="P13" style:family="paragraph" style:parent-style-name="Standard">
      <style:text-properties fo:language="en" fo:country="US" style:language-asian="en" style:country-asian="US"/>
    </style:style>
    <style:style style:name="P14" style:family="paragraph" style:parent-style-name="Standard">
      <style:paragraph-properties style:line-height-at-least="0.1945in"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15" style:family="paragraph" style:parent-style-name="Standard">
      <style:paragraph-properties fo:text-align="center" style:justify-single-word="false"/>
      <style:text-properties style:font-name="Arial3" fo:font-size="18pt" fo:font-weight="bold" style:font-name-asian="Arial3" style:font-size-asian="18pt" style:font-weight-asian="bold" style:font-name-complex="Arial3" style:font-size-complex="18pt" style:font-weight-complex="bold"/>
    </style:style>
    <style:style style:name="P16"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autospace="none"/>
      <style:text-properties fo:font-size="14pt" style:font-size-asian="14pt" style:font-size-complex="14pt"/>
    </style:style>
    <style:style style:name="P18" style:family="paragraph" style:parent-style-name="Standard">
      <style:paragraph-properties style:line-height-at-least="0.1945in" fo:text-align="center" style:justify-single-word="false" style:text-autospace="none">
        <style:tab-stops>
          <style:tab-stop style:position="5in" style:type="right"/>
        </style:tab-stops>
      </style:paragraph-properties>
      <style:text-properties fo:font-size="14pt" style:font-size-asian="14pt" style:font-size-complex="14pt" text:display="none"/>
    </style:style>
    <style:style style:name="P19" style:family="paragraph" style:parent-style-name="Standard">
      <style:paragraph-properties style:line-height-at-least="0.1945in" fo:text-align="center" style:justify-single-word="false" style:text-autospace="none">
        <style:tab-stops>
          <style:tab-stop style:position="5in" style:type="right"/>
        </style:tab-stops>
      </style:paragraph-properties>
      <style:text-properties fo:language="en" fo:country="GB" text:display="none"/>
    </style:style>
    <style:style style:name="P20" style:family="paragraph" style:parent-style-name="Standard">
      <style:paragraph-properties fo:margin-left="0.0728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21" style:family="paragraph" style:parent-style-name="Standard">
      <style:paragraph-properties fo:margin-left="0.0638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22" style:family="paragraph" style:parent-style-name="Standard">
      <style:paragraph-properties fo:margin-left="0.0638in" fo:margin-right="0in" fo:text-align="center" style:justify-single-word="false" fo:text-indent="0in" style:auto-text-indent="false"/>
    </style:style>
    <style:style style:name="P23" style:family="paragraph" style:parent-style-name="Standard">
      <style:paragraph-properties fo:margin-left="0.0547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24" style:family="paragraph" style:parent-style-name="Standard">
      <style:paragraph-properties fo:margin-left="0in" fo:margin-right="0in" fo:text-align="center" style:justify-single-word="false" fo:text-indent="0in" style:auto-text-indent="false" style:text-autospace="none">
        <style:tab-stops/>
      </style:paragraph-properties>
      <style:text-properties style:font-name="Times New Roman" fo:font-size="11pt" style:font-name-asian="Times1" style:font-size-asian="11pt" style:font-name-complex="Times1" style:font-size-complex="11pt"/>
    </style:style>
    <style:style style:name="P25" style:family="paragraph" style:parent-style-name="Standard">
      <style:paragraph-properties fo:margin-left="0in" fo:margin-right="0in" style:line-height-at-least="0.1945in" fo:text-align="start" style:justify-single-word="false" fo:text-indent="0in" style:auto-text-indent="false" style:text-autospace="none">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style>
    <style:style style:name="P26" style:family="paragraph" style:parent-style-name="Standard">
      <style:paragraph-properties fo:margin-left="0in" fo:margin-right="0in" style:line-height-at-least="0.1945in" fo:text-align="start" style:justify-single-word="false" fo:text-indent="0in" style:auto-text-indent="false" style:text-autospace="none">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text-properties fo:color="#000000" style:font-name="Times1" fo:font-size="10pt" style:font-name-asian="Times1" style:font-size-asian="10pt" style:font-name-complex="Times1" style:font-size-complex="10pt"/>
    </style:style>
    <style:style style:name="P27" style:family="paragraph" style:parent-style-name="Text_20_body">
      <style:paragraph-properties fo:margin-left="0in" fo:margin-right="0in" fo:line-height="150%" fo:text-align="start" style:justify-single-word="false" fo:text-indent="0in" style:auto-text-indent="false">
        <style:tab-stops/>
      </style:paragraph-properties>
      <style:text-properties style:font-name="Arial1" fo:font-size="16pt" fo:font-style="italic" style:font-size-asian="16pt" style:font-style-asian="italic" style:font-size-complex="16pt" style:font-style-complex="italic"/>
    </style:style>
    <style:style style:name="P28"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font-size="13pt" style:font-size-asian="13pt" style:font-size-complex="13pt"/>
    </style:style>
    <style:style style:name="P29"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3" fo:font-size="13pt" fo:font-weight="bold" style:font-name-asian="Arial3" style:font-size-asian="13pt" style:font-weight-asian="bold" style:font-name-complex="Arial3" style:font-size-complex="13pt" style:font-weight-complex="bold"/>
    </style:style>
    <style:style style:name="P30"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3" fo:font-size="13pt" style:font-name-asian="Arial3" style:font-size-asian="13pt" style:font-name-complex="Arial3" style:font-size-complex="13pt"/>
    </style:style>
    <style:style style:name="P31"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1" fo:font-size="15pt" fo:font-weight="bold" style:font-size-asian="15pt" style:font-weight-asian="bold" style:font-size-complex="15pt" style:font-weight-complex="bold"/>
    </style:style>
    <style:style style:name="P32" style:family="paragraph" style:parent-style-name="Body">
      <style:paragraph-properties fo:margin-left="0in" fo:margin-right="0in" fo:text-indent="0in" style:auto-text-indent="false"/>
    </style:style>
    <style:style style:name="P33" style:family="paragraph" style:parent-style-name="Body">
      <style:paragraph-properties fo:margin-left="0in" fo:margin-right="0in" fo:text-align="start" style:justify-single-word="false" fo:text-indent="0in" style:auto-text-indent="false">
        <style:tab-stops>
          <style:tab-stop style:position="5.7346in" style:type="right" style:leader-style="dotted" style:leader-text="."/>
        </style:tab-stops>
      </style:paragraph-properties>
    </style:style>
    <style:style style:name="P34" style:family="paragraph" style:parent-style-name="Body">
      <style:paragraph-properties fo:margin-left="0in" fo:margin-right="0in" fo:text-align="center" style:justify-single-word="false" fo:text-indent="0in" style:auto-text-indent="false">
        <style:tab-stops>
          <style:tab-stop style:position="5.7346in" style:type="right" style:leader-style="dotted" style:leader-text="."/>
        </style:tab-stops>
      </style:paragraph-properties>
      <style:text-properties fo:color="#000000" style:font-name="Times1" fo:font-size="10pt" style:font-name-asian="Times1" style:font-size-asian="10pt" style:font-name-complex="Times1" style:font-size-complex="10pt"/>
    </style:style>
    <style:style style:name="P35" style:family="paragraph" style:parent-style-name="Standard">
      <style:paragraph-properties fo:margin-left="0in" fo:margin-right="0in" fo:margin-top="0.25in" fo:margin-bottom="0in" style:line-height-at-least="0.2083in" fo:text-indent="0in" style:auto-text-indent="false" style:text-autospace="none">
        <style:tab-stops>
          <style:tab-stop style:position="-0.4307in"/>
          <style:tab-stop style:position="0in"/>
        </style:tab-stops>
      </style:paragraph-properties>
    </style:style>
    <style:style style:name="P36" style:family="paragraph" style:parent-style-name="Standard">
      <style:paragraph-properties fo:margin-left="0.6665in" fo:margin-right="0in" fo:text-align="center" style:justify-single-word="false" fo:text-indent="-0.6453in" style:auto-text-indent="false" style:text-autospace="none">
        <style:tab-stops/>
      </style:paragraph-properties>
      <style:text-properties style:font-name="Times New Roman" fo:font-size="11pt" style:font-name-asian="Times1" style:font-size-asian="11pt" style:font-name-complex="Times1" style:font-size-complex="11pt"/>
    </style:style>
    <style:style style:name="P37" style:family="paragraph" style:parent-style-name="Heading0">
      <style:paragraph-properties fo:text-align="start" style:justify-single-word="false"/>
      <style:text-properties fo:font-style="italic" fo:font-weight="normal" style:font-style-asian="italic" style:font-weight-asian="normal" style:font-style-complex="italic" style:font-weight-complex="normal"/>
    </style:style>
    <style:style style:name="P38" style:family="paragraph" style:parent-style-name="Heading0">
      <style:paragraph-properties fo:text-align="start" style:justify-single-word="false"/>
    </style:style>
    <style:style style:name="P39" style:family="paragraph" style:parent-style-name="Text_20_body">
      <style:text-properties style:font-name="Arial1" fo:font-size="12pt" fo:font-weight="bold" style:font-size-asian="12pt" style:font-weight-asian="bold" style:font-size-complex="12pt"/>
    </style:style>
    <style:style style:name="P40" style:family="paragraph" style:parent-style-name="Text_20_body">
      <style:text-properties style:font-name="Arial1" fo:font-size="12pt" fo:font-weight="bold" style:font-size-asian="12pt" style:font-weight-asian="bold" style:font-size-complex="12pt" style:font-weight-complex="bold"/>
    </style:style>
    <style:style style:name="P41" style:family="paragraph" style:parent-style-name="Text_20_body">
      <style:text-properties style:font-name="Arial1" fo:font-size="16pt" style:font-size-asian="17.4500007629395pt" style:font-size-complex="17.4500007629395pt"/>
    </style:style>
    <style:style style:name="P42" style:family="paragraph" style:parent-style-name="Text_20_body">
      <style:text-properties style:font-name="Arial1" fo:font-size="11pt" style:font-size-asian="11pt"/>
    </style:style>
    <style:style style:name="P43" style:family="paragraph" style:parent-style-name="Text_20_body">
      <style:paragraph-properties fo:text-align="start" style:justify-single-word="false"/>
      <style:text-properties style:font-name="Arial1" fo:font-size="11pt" style:font-size-asian="11pt"/>
    </style:style>
    <style:style style:name="P44" style:family="paragraph" style:parent-style-name="Text_20_body">
      <style:paragraph-properties fo:text-align="start" style:justify-single-word="false"/>
      <style:text-properties style:font-name="Arial1" fo:font-size="10pt" style:font-size-asian="10pt" style:font-size-complex="10pt"/>
    </style:style>
    <style:style style:name="P45" style:family="paragraph" style:parent-style-name="Text_20_body">
      <style:paragraph-properties fo:text-align="end" style:justify-single-word="false"/>
      <style:text-properties style:font-name="Arial1" fo:font-size="10pt" style:font-size-asian="10pt" style:font-size-complex="10pt"/>
    </style:style>
    <style:style style:name="P46" style:family="paragraph" style:parent-style-name="Text_20_body">
      <style:text-properties style:font-name="Times New Roman" fo:font-size="11pt" style:font-name-asian="Times1" style:font-size-asian="11pt" style:font-name-complex="Times1" style:font-size-complex="11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9" style:family="paragraph" style:parent-style-name="Text_20_body">
      <style:text-properties fo:color="#000000" fo:font-size="11pt" style:font-size-asian="11pt"/>
    </style:style>
    <style:style style:name="P50" style:family="paragraph" style:parent-style-name="Text_20_body">
      <style:text-properties fo:color="#000000" fo:font-size="11pt" style:font-size-asian="11pt" style:font-size-complex="11pt"/>
    </style:style>
    <style:style style:name="P51" style:family="paragraph" style:parent-style-name="Text_20_body">
      <style:paragraph-properties fo:text-align="center" style:justify-single-word="false"/>
    </style:style>
    <style:style style:name="P52" style:family="paragraph" style:parent-style-name="class_20_comment">
      <style:paragraph-properties style:snap-to-layout-grid="false"/>
    </style:style>
    <style:style style:name="P53" style:family="paragraph" style:parent-style-name="class_20_comment">
      <style:text-properties fo:font-weight="bold" style:font-weight-asian="bold" style:font-weight-complex="bold"/>
    </style:style>
    <style:style style:name="P54" style:family="paragraph" style:parent-style-name="class_20_part">
      <style:paragraph-properties style:snap-to-layout-grid="false"/>
    </style:style>
    <style:style style:name="P55" style:family="paragraph" style:parent-style-name="Preface">
      <style:paragraph-properties fo:text-align="start" style:justify-single-word="false"/>
      <style:text-properties style:font-name="Times" fo:language="en" fo:country="US" style:font-name-complex="Times"/>
    </style:style>
    <style:style style:name="P56" style:family="paragraph" style:parent-style-name="Preface">
      <style:paragraph-properties fo:text-align="center" style:justify-single-word="false"/>
      <style:text-properties style:font-name="Times" fo:language="en" fo:country="US" style:font-name-complex="Times"/>
    </style:style>
    <style:style style:name="P57" style:family="paragraph" style:parent-style-name="Figure">
      <style:paragraph-properties fo:margin-left="-0.0161in" fo:margin-right="0in" fo:text-indent="0in" style:auto-text-indent="false"/>
    </style:style>
    <style:style style:name="P58" style:family="paragraph" style:parent-style-name="Text_20_body">
      <style:paragraph-properties fo:margin-top="0.111in" fo:margin-bottom="0.1965in"/>
    </style:style>
    <style:style style:name="P59" style:family="paragraph" style:parent-style-name="Text_20_body">
      <style:paragraph-properties fo:text-align="start" style:justify-single-word="false" fo:break-before="page"/>
    </style:style>
    <style:style style:name="P60" style:family="paragraph" style:parent-style-name="class_20_-_20_item_20_description">
      <style:paragraph-properties fo:text-align="start" style:justify-single-word="false"/>
    </style:style>
    <style:style style:name="P61" style:family="paragraph" style:parent-style-name="Standard">
      <style:paragraph-properties fo:margin-top="0.111in" fo:margin-bottom="0in" fo:text-align="start" style:justify-single-word="false" style:text-autospace="none"/>
      <style:text-properties fo:color="#000000" style:font-name="Times1" fo:font-size="10pt" style:font-name-asian="Times1" style:font-size-asian="10pt" style:font-name-complex="Times1" style:font-size-complex="10pt"/>
    </style:style>
    <style:style style:name="P62" style:family="paragraph" style:parent-style-name="Standard">
      <style:paragraph-properties fo:margin-top="0.111in" fo:margin-bottom="0in" fo:text-align="start" style:justify-single-word="false" style:text-autospace="none"/>
    </style:style>
    <style:style style:name="P63" style:family="paragraph" style:parent-style-name="Standard">
      <style:paragraph-properties fo:margin-left="0.5in" fo:margin-right="0in" fo:margin-top="0.111in" fo:margin-bottom="0in" fo:text-indent="0in" style:auto-text-indent="false" style:text-autospace="none">
        <style:tab-stops>
          <style:tab-stop style:position="-0.2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paragraph-properties>
      <style:text-properties style:font-name="Arial1" fo:font-size="10pt" fo:font-weight="bold" style:font-size-asian="10pt" style:font-weight-asian="bold" style:font-size-complex="10pt" style:font-weight-complex="bold"/>
    </style:style>
    <style:style style:name="P64" style:family="paragraph" style:parent-style-name="Standard">
      <style:paragraph-properties fo:margin-left="0.55in" fo:margin-right="0in" fo:margin-top="0.25in" fo:margin-bottom="0in" style:line-height-at-least="0.2083in" fo:text-indent="-0.55in" style:auto-text-indent="false" style:text-autospace="none">
        <style:tab-stops>
          <style:tab-stop style:position="-0.4307in"/>
          <style:tab-stop style:position="0in"/>
        </style:tab-stops>
      </style:paragraph-properties>
      <style:text-properties fo:color="#000000" style:font-name="Arial3" fo:font-size="15pt" fo:font-weight="bold" style:font-name-asian="Arial3" style:font-size-asian="15pt" style:font-weight-asian="bold" style:font-name-complex="Arial3" style:font-size-complex="15pt" style:font-weight-complex="bold"/>
    </style:style>
    <style:style style:name="P65" style:family="paragraph" style:parent-style-name="Standard">
      <style:paragraph-properties fo:margin-left="0.5in" fo:margin-right="0in" fo:text-indent="-0.0102in" style:auto-text-indent="false" style:text-autospace="none">
        <style:tab-stops>
          <style:tab-stop style:position="-0.2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s>
      </style:paragraph-properties>
    </style:style>
    <style:style style:name="P66" style:family="paragraph" style:parent-style-name="Caption">
      <style:paragraph-properties fo:text-align="start" style:justify-single-word="false"/>
    </style:style>
    <style:style style:name="P67" style:family="paragraph" style:parent-style-name="Body">
      <style:paragraph-properties fo:text-align="start" style:justify-single-word="false"/>
    </style:style>
    <style:style style:name="P68" style:family="paragraph" style:parent-style-name="Body">
      <style:paragraph-properties fo:text-align="start" style:justify-single-word="false"/>
      <style:text-properties style:font-name="Times New Roman" fo:font-size="10pt" style:font-size-asian="10pt" style:font-size-complex="10pt"/>
    </style:style>
    <style:style style:name="P69" style:family="paragraph" style:parent-style-name="Body">
      <style:paragraph-properties fo:text-align="start" style:justify-single-word="false"/>
      <style:text-properties style:font-name="Times New Roman" fo:font-size="11pt" style:font-size-asian="11pt" style:font-size-complex="11pt"/>
    </style:style>
    <style:style style:name="P70" style:family="paragraph" style:parent-style-name="Body">
      <style:text-properties fo:language="en" fo:country="GB"/>
    </style:style>
    <style:style style:name="P71" style:family="paragraph" style:parent-style-name="Table_20_Text">
      <style:paragraph-properties fo:margin-left="0in" fo:margin-right="0.1in" fo:text-indent="0in" style:auto-text-indent="false"/>
    </style:style>
    <style:style style:name="P72" style:family="paragraph" style:parent-style-name="HeadingTOC">
      <style:paragraph-properties>
        <style:tab-stops>
          <style:tab-stop style:position="0.3055in"/>
          <style:tab-stop style:position="6.2701in" style:type="right" style:leader-style="dotted" style:leader-text="."/>
          <style:tab-stop style:position="6.8909in" style:leader-style="dotted" style:leader-text="."/>
        </style:tab-stops>
      </style:paragraph-properties>
    </style:style>
    <style:style style:name="P73" style:family="paragraph" style:parent-style-name="Heading4TOC">
      <style:paragraph-properties>
        <style:tab-stops>
          <style:tab-stop style:position="4.7701in" style:type="right" style:leader-style="dotted" style:leader-text="."/>
        </style:tab-stops>
      </style:paragraph-properties>
    </style:style>
    <style:style style:name="P74" style:family="paragraph" style:parent-style-name="Standard">
      <style:paragraph-properties fo:margin-left="0.4898in" fo:margin-right="0in" fo:text-indent="0in" style:auto-text-indent="false" style:text-autospace="none">
        <style:tab-stops>
          <style:tab-stop style:position="-0.2398in"/>
          <style:tab-stop style:position="0.0102in"/>
          <style:tab-stop style:position="0.2602in"/>
          <style:tab-stop style:position="0.5102in"/>
          <style:tab-stop style:position="0.7602in"/>
          <style:tab-stop style:position="1.0102in"/>
          <style:tab-stop style:position="1.2602in"/>
          <style:tab-stop style:position="1.5102in"/>
          <style:tab-stop style:position="1.7602in"/>
          <style:tab-stop style:position="2.0102in"/>
          <style:tab-stop style:position="2.2602in"/>
          <style:tab-stop style:position="2.5102in"/>
          <style:tab-stop style:position="2.7602in"/>
          <style:tab-stop style:position="3.0102in"/>
          <style:tab-stop style:position="3.2602in"/>
          <style:tab-stop style:position="3.5102in"/>
          <style:tab-stop style:position="3.7602in"/>
          <style:tab-stop style:position="4.0102in"/>
          <style:tab-stop style:position="4.2602in"/>
          <style:tab-stop style:position="4.5102in"/>
          <style:tab-stop style:position="4.7602in"/>
        </style:tab-stops>
      </style:paragraph-properties>
      <style:text-properties style:font-name="Arial1" fo:font-size="10pt" fo:font-weight="bold" style:font-size-asian="10pt" style:font-weight-asian="bold" style:font-size-complex="10pt" style:font-weight-complex="bold"/>
    </style:style>
    <style:style style:name="P75" style:family="paragraph" style:parent-style-name="Annex_5f_Head1">
      <style:text-properties fo:language="en" fo:country="GB"/>
    </style:style>
    <style:style style:name="P76" style:family="paragraph" style:parent-style-name="Heading3TOC">
      <style:paragraph-properties>
        <style:tab-stops>
          <style:tab-stop style:position="0.5693in"/>
          <style:tab-stop style:position="5.5201in" style:type="right" style:leader-style="dotted" style:leader-text="."/>
          <style:tab-stop style:position="6.5854in" style:leader-style="dotted" style:leader-text="."/>
        </style:tab-stops>
      </style:paragraph-properties>
    </style:style>
    <style:style style:name="P77" style:family="paragraph" style:parent-style-name="Heading1TOC">
      <style:paragraph-properties>
        <style:tab-stops>
          <style:tab-stop style:position="0.4307in"/>
          <style:tab-stop style:position="6.0201in" style:type="right" style:leader-style="dotted" style:leader-text="."/>
          <style:tab-stop style:position="6.7382in" style:leader-style="dotted" style:leader-text="."/>
        </style:tab-stops>
      </style:paragraph-properties>
    </style:style>
    <style:style style:name="P78" style:family="paragraph" style:parent-style-name="Bullet_5f_1">
      <style:paragraph-properties fo:text-align="start" style:justify-single-word="false"/>
    </style:style>
    <style:style style:name="P79" style:family="paragraph" style:parent-style-name="Heading_20_4" style:list-style-name="L3"/>
    <style:style style:name="P80" style:family="paragraph" style:parent-style-name="Heading_20_1" style:list-style-name="L3"/>
    <style:style style:name="P81" style:family="paragraph" style:parent-style-name="Heading_20_1" style:list-style-name="L3">
      <style:paragraph-properties fo:break-before="auto" fo:break-after="auto"/>
    </style:style>
    <style:style style:name="P82" style:family="paragraph" style:parent-style-name="Heading_20_1" style:list-style-name="L3">
      <style:paragraph-properties fo:margin-left="0in" fo:margin-right="0in" fo:text-indent="0in" style:auto-text-indent="false" fo:break-before="auto" fo:break-after="auto"/>
    </style:style>
    <style:style style:name="P83" style:family="paragraph" style:parent-style-name="Heading_20_1" style:list-style-name="L3">
      <style:paragraph-properties fo:margin-left="0in" fo:margin-right="0in" fo:text-align="start" style:justify-single-word="false" fo:text-indent="0in" style:auto-text-indent="false" fo:break-before="auto" fo:break-after="auto"/>
    </style:style>
    <style:style style:name="P84" style:family="paragraph" style:parent-style-name="Heading_20_2" style:list-style-name="L3"/>
    <style:style style:name="P85" style:family="paragraph" style:parent-style-name="HeadingTOC" style:list-style-name="L2">
      <style:paragraph-properties fo:margin-left="0in" fo:margin-right="0in" fo:text-indent="0in" style:auto-text-indent="false">
        <style:tab-stops>
          <style:tab-stop style:position="0.25in"/>
          <style:tab-stop style:position="6.7508in" style:type="right" style:leader-style="dotted" style:leader-text="."/>
        </style:tab-stops>
      </style:paragraph-properties>
    </style:style>
    <style:style style:name="P86" style:family="paragraph" style:parent-style-name="Heading_20_3" style:list-style-name="L3"/>
    <style:style style:name="P87" style:family="paragraph" style:parent-style-name="Front_20_Page_20_Label" style:master-page-name="Standard">
      <style:paragraph-properties style:page-number="auto"/>
    </style:style>
    <style:style style:name="P88" style:family="paragraph" style:parent-style-name="Text_20_body" style:list-style-name="L1">
      <style:paragraph-properties fo:text-align="start" style:justify-single-word="false"/>
      <style:text-properties style:font-name="Arial1" fo:font-size="11pt" style:font-size-asian="11pt"/>
    </style:style>
    <style:style style:name="P89" style:family="paragraph" style:parent-style-name="Text_20_body" style:master-page-name="toc_5f_right">
      <style:paragraph-properties fo:text-align="start" style:justify-single-word="false" style:page-number="1"/>
      <style:text-properties fo:language="de" fo:country="DE"/>
    </style:style>
    <style:style style:name="P90" style:family="paragraph" style:parent-style-name="Standard" style:master-page-name="main_20_page">
      <style:paragraph-properties fo:text-align="start" style:justify-single-word="false" style:page-number="1"/>
    </style:style>
    <style:style style:name="P91" style:family="paragraph" style:parent-style-name="Standard">
      <style:paragraph-properties fo:text-align="start" style:justify-single-word="false"/>
    </style:style>
    <style:style style:name="P92" style:family="paragraph" style:parent-style-name="Heading1TOC" style:list-style-name="L2">
      <style:paragraph-properties>
        <style:tab-stops>
          <style:tab-stop style:position="0.4307in"/>
          <style:tab-stop style:position="6.0201in" style:type="right" style:leader-style="dotted" style:leader-text="."/>
          <style:tab-stop style:position="6.7382in" style:leader-style="dotted" style:leader-text="."/>
        </style:tab-stops>
      </style:paragraph-properties>
    </style:style>
    <style:style style:name="T1" style:family="text">
      <style:text-properties style:font-name="Arial1" fo:font-size="9pt" style:font-size-asian="9pt" style:font-size-complex="9pt"/>
    </style:style>
    <style:style style:name="T2" style:family="text">
      <style:text-properties style:font-name="Arial1" fo:font-size="9pt" fo:font-weight="bold" style:font-size-asian="9pt" style:font-weight-asian="bold" style:font-size-complex="9pt" style:font-weight-complex="bold"/>
    </style:style>
    <style:style style:name="T3" style:family="text">
      <style:text-properties style:font-name="Arial1" fo:font-size="9pt" fo:font-weight="normal" style:font-size-asian="9pt" style:font-weight-asian="normal" style:font-size-complex="9pt" style:font-weight-complex="normal"/>
    </style:style>
    <style:style style:name="T4" style:family="text">
      <style:text-properties style:font-name="Arial1" fo:font-weight="bold" style:font-name-asian="Arial3" style:font-weight-asian="bold" style:font-name-complex="Arial3" style:font-weight-complex="bold"/>
    </style:style>
    <style:style style:name="T5" style:family="text">
      <style:text-properties style:font-name="Arial1"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language="fr" fo:country="FR"/>
    </style:style>
    <style:style style:name="T10" style:family="text">
      <style:text-properties fo:language="fr" fo:country="FR" fo:font-weight="normal" style:font-weight-asian="normal" style:font-weight-complex="normal"/>
    </style:style>
    <style:style style:name="T11" style:family="text">
      <style:text-properties style:font-weight-complex="bold"/>
    </style:style>
    <style:style style:name="T12" style:family="text">
      <style:text-properties fo:font-size="11pt" style:font-size-asian="11pt" style:font-size-complex="11pt"/>
    </style:style>
    <style:style style:name="T13" style:family="text">
      <style:text-properties fo:color="#000000"/>
    </style:style>
    <style:style style:name="T14" style:family="text">
      <style:text-properties fo:color="#000000" fo:font-size="11pt" style:font-size-asian="11pt" style:font-size-complex="11pt"/>
    </style:style>
    <style:style style:name="T15" style:family="text">
      <style:text-properties fo:color="#000000" style:text-underline-style="none"/>
    </style:style>
    <style:style style:name="T16" style:family="text">
      <style:text-properties fo:color="#000000" style:font-name="Arial3" fo:font-size="10pt" fo:font-weight="bold" style:font-name-asian="Arial3" style:font-size-asian="10pt" style:font-weight-asian="bold" style:font-name-complex="Arial3" style:font-size-complex="10pt" style:font-weight-complex="bold"/>
    </style:style>
    <style:style style:name="T17" style:family="text">
      <style:text-properties fo:color="#000000" style:font-name="Arial3" fo:font-size="10pt" style:font-name-asian="Arial3" style:font-size-asian="10pt" style:font-name-complex="Arial3" style:font-size-complex="10pt"/>
    </style:style>
    <style:style style:name="T18" style:family="text">
      <style:text-properties fo:color="#000000" style:font-name-asian="Times1" style:font-name-complex="Times1"/>
    </style:style>
    <style:style style:name="T19" style:family="text">
      <style:text-properties fo:color="#000000" style:font-name="Times1" fo:font-size="10pt" style:font-name-asian="Times1" style:font-size-asian="10pt" style:font-name-complex="Times1" style:font-size-complex="10pt"/>
    </style:style>
    <style:style style:name="T20" style:family="text">
      <style:text-properties fo:color="#000000" style:font-name="Times1" fo:font-size="10pt" fo:font-style="italic" style:font-name-asian="Times1" style:font-size-asian="10pt" style:font-style-asian="italic" style:font-name-complex="Times1" style:font-size-complex="10pt" style:font-style-complex="italic"/>
    </style:style>
    <style:style style:name="T21" style:family="text">
      <style:text-properties fo:color="#000000" fo:font-size="10pt" style:font-name-asian="Times1" style:font-size-asian="10pt" style:font-name-complex="Times1" style:font-size-complex="10pt"/>
    </style:style>
    <style:style style:name="T22" style:family="text">
      <style:text-properties fo:color="#000000" style:font-name="Courier1" fo:font-size="10pt" fo:font-weight="bold" style:font-name-asian="Courier1" style:font-size-asian="10pt" style:font-weight-asian="bold" style:font-name-complex="Courier1" style:font-size-complex="10pt" style:font-weight-complex="bold"/>
    </style:style>
    <style:style style:name="T23" style:family="text">
      <style:text-properties fo:color="#000000" fo:language="en" fo:country="GB"/>
    </style:style>
    <style:style style:name="T24" style:family="text">
      <style:text-properties fo:font-size="12pt" fo:font-weight="bold" style:font-size-asian="12pt" style:font-weight-asian="bold" style:font-size-complex="12pt" style:font-weight-complex="bold"/>
    </style:style>
    <style:style style:name="T25" style:family="text">
      <style:text-properties style:font-size-complex="12pt"/>
    </style:style>
    <style:style style:name="T26" style:family="text">
      <style:text-properties fo:font-style="italic" style:font-style-asian="italic" style:font-style-complex="italic"/>
    </style:style>
    <style:style style:name="T27" style:family="text">
      <style:text-properties fo:font-size="10pt" style:font-size-asian="10pt" style:font-size-complex="10pt"/>
    </style:style>
    <style:style style:name="T28" style:family="text">
      <style:text-properties style:font-name-asian="Times1" style:font-name-complex="Times1"/>
    </style:style>
    <style:style style:name="T29" style:family="text">
      <style:text-properties fo:color="#0000ff" style:font-name="Times1" fo:font-size="10pt" fo:font-style="italic" style:text-underline-style="solid" style:text-underline-width="auto" style:text-underline-color="font-color" style:font-name-asian="Times1" style:font-size-asian="10pt" style:font-style-asian="italic" style:font-name-complex="Times1" style:font-size-complex="10pt" style:font-style-complex="italic"/>
    </style:style>
    <style:style style:name="T30" style:family="text">
      <style:text-properties fo:color="#0000ff" fo:font-size="10pt" fo:font-style="italic" style:text-underline-style="solid" style:text-underline-width="auto" style:text-underline-color="font-color" style:font-name-asian="Times1" style:font-size-asian="10pt" style:font-style-asian="italic" style:font-name-complex="Times1" style:font-size-complex="10pt" style:font-style-complex="italic"/>
    </style:style>
    <style:style style:name="T31" style:family="text">
      <style:text-properties style:font-name="Arial3" fo:font-weight="bold" style:font-name-asian="Arial3" style:font-weight-asian="bold" style:font-name-complex="Arial3" style:font-weight-complex="bold"/>
    </style:style>
    <style:style style:name="T32" style:family="text">
      <style:text-properties fo:language="en" fo:country="GB"/>
    </style:style>
    <style:style style:name="T33" style:family="text">
      <style:text-properties fo:language="en" fo:country="GB" fo:font-weight="bold"/>
    </style:style>
    <style:style style:name="T34" style:family="text">
      <style:text-properties style:font-name="Times New Roman" fo:font-size="10pt" style:font-name-asian="Times1" style:font-size-asian="10pt" style:font-name-complex="Times1" style:font-size-complex="10pt"/>
    </style:style>
    <style:style style:name="T35" style:family="text"/>
    <style:style style:name="fr1" style:family="graphic" style:parent-style-name="Frame">
      <style:graphic-properties fo:margin-left="0in" fo:margin-right="0in" style:wrap="none" style:vertical-pos="from-top" style:vertical-rel="paragraph" style:horizontal-pos="from-left" style:horizontal-rel="paragraph" fo:padding-left="0.1102in" fo:padding-right="0.1102in" fo:padding-top="0.0602in" fo:padding-bottom="0.0602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text:start-value="8">
        <style:list-level-properties text:min-label-width="0.25in"/>
      </text:list-level-style-number>
      <text:list-level-style-number text:level="2" text:style-name="Numbering_20_Symbols" style:num-format="1" text:display-levels="2">
        <style:list-level-properties text:space-before="0.0472in" text:min-label-width="0.25in"/>
      </text:list-level-style-number>
      <text:list-level-style-number text:level="3" style:num-suffix="." style:num-format="1" text:display-levels="3">
        <style:list-level-properties text:space-before="0.0945in" text:min-label-width="0.25in"/>
      </text:list-level-style-number>
      <text:list-level-style-number text:level="4" style:num-suffix="." style:num-format="1" text:display-levels="4">
        <style:list-level-properties text:space-before="0.1417in" text:min-label-width="0.25in"/>
      </text:list-level-style-number>
      <text:list-level-style-number text:level="5" style:num-suffix="." style:num-format="1" text:display-levels="5">
        <style:list-level-properties text:space-before="0.189in" text:min-label-width="0.25in"/>
      </text:list-level-style-number>
      <text:list-level-style-number text:level="6" style:num-suffix="." style:num-format="1" text:display-levels="6">
        <style:list-level-properties text:space-before="0.2362in" text:min-label-width="0.25in"/>
      </text:list-level-style-number>
      <text:list-level-style-number text:level="7" style:num-suffix="." style:num-format="1" text:display-levels="7">
        <style:list-level-properties text:space-before="0.2835in" text:min-label-width="0.25in"/>
      </text:list-level-style-number>
      <text:list-level-style-number text:level="8" style:num-suffix="." style:num-format="1" text:display-levels="8">
        <style:list-level-properties text:space-before="0.3307in" text:min-label-width="0.25in"/>
      </text:list-level-style-number>
      <text:list-level-style-number text:level="9" style:num-suffix="." style:num-format="1" text:display-levels="9">
        <style:list-level-properties text:space-before="0.378in" text:min-label-width="0.25in"/>
      </text:list-level-style-number>
      <text:list-level-style-number text:level="10" style:num-suffix="." style:num-format="1" text:display-levels="10">
        <style:list-level-properties text:space-before="0.4252in" text:min-label-width="0.25in"/>
      </text:list-level-style-number>
    </text:list-style>
    <text:list-style style:name="L3">
      <text:list-level-style-number text:level="1" style:num-format="1">
        <style:list-level-properties text:min-label-width="0.75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6">Date:</text:span> <text:s/>Month yyyy</text:p>
      <text:p text:style-name="Front_20_Page_20_Label"/>
      <text:p text:style-name="Standard"/>
      <text:p text:style-name="Standard"/>
      <text:p text:style-name="Standard"/>
      <text:p text:style-name="P11"/>
      <text:p text:style-name="P9">Title</text:p>
      <text:p text:style-name="Standard"/>
      <text:p text:style-name="Standard"/>
      <text:p text:style-name="Standard"/>
      <text:p text:style-name="P37">Version (e.g., Alpha 1, Beta 1, 1.0)</text:p>
      <text:p text:style-name="Standard"/>
      <text:p text:style-name="P27">____________________________________________________</text:p>
      <text:p text:style-name="P40">OMG Document Number: <text:s/>dtc or ptc/200x-xx-xx</text:p>
      <text:p text:style-name="P40">Standard document URL: <text:s/>http://www.omg.org/spec/acronym/1.0/PDF</text:p>
      <text:p text:style-name="P39">Associated File(s)*: <text:s/><text:a xlink:type="simple" xlink:href="http://www.omg.org/spec/ALMAS/2008-02-01"><text:span text:style-name="T11">http://www.omg.org/spec/acronym/200xxxxx</text:span></text:a></text:p>
      <text:p text:style-name="P41"><text:span text:style-name="T24"><text:tab/><text:tab/><text:tab/> <text:s text:c="2"/></text:span><text:a xlink:type="simple" xlink:href="http://www.omg.org/spec/EXPRESS/20080202"><text:span text:style-name="T24">http://www.omg.org/spec/acronym/200xxxxx</text:span></text:a></text:p>
      <text:p text:style-name="P41">____________________________________________________</text:p>
      <text:p text:style-name="P45"/>
      <text:p text:style-name="P44">Source document: <text:s/>Title (document number)</text:p>
      <text:p text:style-name="P44">* Original file(s): <text:s/>Title (document number)</text:p>
      <text:list text:style-name="L1">
        <text:list-header>
          <text:p text:style-name="P88"/>
        </text:list-header>
      </text:list>
      <text:p text:style-name="P42"/>
      <text:p text:style-name="P43"/>
      <text:p text:style-name="P43"/>
      <text:p text:style-name="P43"/>
      <text:p text:style-name="P43"/>
      <text:p text:style-name="P43"/>
      <text:p text:style-name="P43"/>
      <text:p text:style-name="P43"/>
      <text:p text:style-name="Text_20_body"><text:soft-page-break/><text:span text:style-name="T14">Copyright © 2008, company name<text:line-break/></text:span><text:span text:style-name="T12">Copyright © 2008, Object Management Group, Inc.<text:line-break/></text:span><text:span text:style-name="T14">Copyright © 2008, company name</text:span></text:p>
      <text:p text:style-name="P50"/>
      <text:p text:style-name="P49"/>
      <text:p text:style-name="P20">USE OF SPECIFICATION - TERMS, CONDITIONS &amp; NOTICES</text:p>
      <text:p text:style-name="Text_20_body">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Text_20_body"/>
      <text:p text:style-name="P21">LICENSES</text:p>
      <text:p text:style-name="Text_20_body">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Text_20_body">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Text_20_body"/>
      <text:p text:style-name="P23">PATENTS</text:p>
      <text:p text:style-name="Text_20_body">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Text_20_body"/>
      <text:p text:style-name="P10">GENERAL USE RESTRICTIONS</text:p>
      <text:p text:style-name="Text_20_body">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1"/>
      <text:p text:style-name="P51"/>
      <text:p text:style-name="Text_20_body"/>
      <text:p text:style-name="Text_20_body"/>
      <text:p text:style-name="P24"><text:soft-page-break/>DISCLAIMER OF WARRANTY</text:p>
      <text:p text:style-name="Text_20_body"/>
      <text:p text:style-name="Text_20_body">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Text_20_body">The entire risk as to the quality and performance of software developed using this specification is borne by you. This disclaimer of warranty constitutes an essential part of the license granted to you to use this specification.</text:p>
      <text:p text:style-name="P46"/>
      <text:p text:style-name="P36">RESTRICTED RIGHTS LEGEND</text:p>
      <text:p text:style-name="Text_20_body">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P46"/>
      <text:p text:style-name="P22">TRADEMARKS</text:p>
      <text:p text:style-name="Text_20_body">MDA®, Model Driven Architecture®, UML®, UML Cube logo®, OMG Logo®, CORBA® and XMI® are registered trademarks 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P46"/>
      <text:p text:style-name="P22">COMPLIANCE</text:p>
      <text:p text:style-name="Text_20_body">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Text_20_body">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47"/>
      <text:p text:style-name="P59"/>
      <text:p text:style-name="P48">OMG’s Issue Reporting Procedure</text:p>
      <text:p text:style-name="P47"/>
      <text:p text:style-name="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http://www.omg.org/technology/agreemen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
      <text:p text:style-name="Title">Table of Contents</text:p>
      <text:p text:style-name="P13"/>
      <text:table-of-content text:style-name="Sect1" text:name="목차1">
        <text:table-of-content-source text:outline-level="4" text:use-index-source-styles="true">
          <text:index-title-template text:style-name="Contents_20_Heading"/>
          <text:table-of-content-entry-template text:outline-level="1" text:style-name="HeadingTOC">
            <text:index-entry-link-start/>
            <text:index-entry-chapter/>
            <text:index-entry-span> </text:index-entry-span>
            <text:index-entry-text/>
            <text:index-entry-tab-stop style:type="right" style:leader-char="."/>
            <text:index-entry-page-number/>
            <text:index-entry-link-end/>
            <text:index-entry-tab-stop style:type="left" style:position="0.3055in" style:leader-char=" " style:with-tab="false"/>
            <text:index-entry-tab-stop style:type="left" style:position="6.8909in" style:leader-char="." style:with-tab="false"/>
          </text:table-of-content-entry-template>
          <text:table-of-content-entry-template text:outline-level="2" text:style-name="Heading1TOC">
            <text:index-entry-link-start/>
            <text:index-entry-chapter/>
            <text:index-entry-span> </text:index-entry-span>
            <text:index-entry-text/>
            <text:index-entry-tab-stop style:type="right" style:leader-char="."/>
            <text:index-entry-page-number/>
            <text:index-entry-link-end/>
            <text:index-entry-tab-stop style:type="left" style:position="0.4307in" style:leader-char=" " style:with-tab="false"/>
            <text:index-entry-tab-stop style:type="left" style:position="6.7382in" style:leader-char="." style:with-tab="false"/>
          </text:table-of-content-entry-template>
          <text:table-of-content-entry-template text:outline-level="3" text:style-name="Heading3TOC">
            <text:index-entry-link-start/>
            <text:index-entry-chapter/>
            <text:index-entry-span> </text:index-entry-span>
            <text:index-entry-text/>
            <text:index-entry-tab-stop style:type="right" style:leader-char="."/>
            <text:index-entry-page-number/>
            <text:index-entry-link-end/>
            <text:index-entry-tab-stop style:type="left" style:position="0.5693in" style:leader-char=" " style:with-tab="false"/>
            <text:index-entry-tab-stop style:type="left" style:position="6.5854in" style:leader-char="." style:with-tab="false"/>
          </text:table-of-content-entry-template>
          <text:table-of-content-entry-template text:outline-level="4" text:style-name="Heading4TOC">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2"/>
          </text:index-source-styles>
        </text:table-of-content-source>
        <text:index-body>
          <text:p text:style-name="P72"><text:a xlink:type="simple" xlink:href="#1.Scope|outline"><text:span text:style-name="T15">1 Scope<text:tab/>1</text:span></text:a></text:p>
          <text:p text:style-name="P72"><text:a xlink:type="simple" xlink:href="#2.Conformance|outline"><text:span text:style-name="T15">2 Conformance<text:tab/>1</text:span></text:a></text:p>
          <text:p text:style-name="P72"><text:a xlink:type="simple" xlink:href="#3.Normative References|outline"><text:span text:style-name="T15">3 Normative References<text:tab/>1</text:span></text:a></text:p>
          <text:p text:style-name="P72"><text:a xlink:type="simple" xlink:href="#4.Terms and Definitions|outline"><text:span text:style-name="T15">4 Terms and Definitions<text:tab/>1</text:span></text:a></text:p>
          <text:p text:style-name="P72"><text:a xlink:type="simple" xlink:href="#5.Symbols|outline"><text:span text:style-name="T15">5 Symbols<text:tab/>2</text:span></text:a></text:p>
          <text:p text:style-name="P72"><text:a xlink:type="simple" xlink:href="#6.Additional Information |outline"><text:span text:style-name="T15">6 Additional Information <text:tab/>2</text:span></text:a></text:p>
          <text:p text:style-name="P77"><text:a xlink:type="simple" xlink:href="#6.1.Changes to Adopted OMG Specifications [optional]|outline"><text:span text:style-name="T15">6.1 Changes to Adopted OMG Specifications [optional]<text:tab/>2</text:span></text:a></text:p>
          <text:p text:style-name="P77"><text:a xlink:type="simple" xlink:href="#6.2.Acknowledgements|outline"><text:span text:style-name="T15">6.2 Acknowledgements<text:tab/>2</text:span></text:a></text:p>
          <text:p text:style-name="P72"><text:a xlink:type="simple" xlink:href="#7.Specification [chapter title]|outline"><text:span text:style-name="T15">7 Specification [chapter title]<text:tab/>3</text:span></text:a></text:p>
          <text:p text:style-name="P77"><text:a xlink:type="simple" xlink:href="#7.1.Overview  [sample Heading 2]|outline"><text:span text:style-name="T15">7.1 Overview <text:s/>[sample Heading 2]<text:tab/>3</text:span></text:a></text:p>
          <text:p text:style-name="P76"><text:a xlink:type="simple" xlink:href="#7.1.1.Introduction  [sample Heading 3]|outline"><text:span text:style-name="T15">7.1.1 Introduction <text:s/>[sample Heading 3]<text:tab/>4</text:span></text:a></text:p>
          <text:p text:style-name="P73"><text:a xlink:type="simple" xlink:href="#7.1.1.1.PrimitiveTypes  [sample Heading 4]|outline"><text:span text:style-name="T15">7.1.1.1 PrimitiveTypes <text:s/>[sample Heading 4]<text:tab/>4</text:span></text:a></text:p>
          <text:p text:style-name="P73"><text:a xlink:type="simple" xlink:href="#7.1.1.2.Boolean|outline"><text:span text:style-name="T15">7.1.1.2 Boolean<text:tab/>4</text:span></text:a></text:p>
          <text:p text:style-name="P73"><text:a xlink:type="simple" xlink:href="#7.1.1.3.Comment|outline"><text:span text:style-name="T15">7.1.1.3 Comment<text:tab/>4</text:span></text:a></text:p>
          <text:p text:style-name="P73"><text:a xlink:type="simple" xlink:href="#7.1.1.4.Element|outline"><text:span text:style-name="T15">7.1.1.4 Element<text:tab/>4</text:span></text:a></text:p>
          <text:p text:style-name="P77"><text:a xlink:type="simple" xlink:href="#7.2.Condition Model  [sample Heading 2]|outline"><text:span text:style-name="T15">7.2 Condition Model <text:s/>[sample Heading 2]<text:tab/>5</text:span></text:a></text:p>
          <text:p text:style-name="P76"><text:a xlink:type="simple" xlink:href="#7.2.1.Introduction  [sample Heading 3]|outline"><text:span text:style-name="T15">7.2.1 Introduction <text:s/>[sample Heading 3]<text:tab/>5</text:span></text:a></text:p>
          <text:p text:style-name="P73"><text:a xlink:type="simple" xlink:href="#7.2.1.1.Boolean ValueSpecification|outline"><text:span text:style-name="T15">7.2.1.1 Boolean ValueSpecification<text:tab/>5</text:span></text:a></text:p>
          <text:p text:style-name="P72"><text:a xlink:type="simple" xlink:href="#8.Specification [chapter title]|outline"><text:span text:style-name="T15">8 Specification [chapter title]<text:tab/>6</text:span></text:a></text:p>
          <text:list text:style-name="L2">
            <text:list-item>
              <text:p text:style-name="P92"><text:a xlink:type="simple" xlink:href="#8.1.Overview  [sample Heading 2]|outline"><text:span text:style-name="T15">Overview <text:s/>[sample Heading 2]<text:tab/>6</text:span></text:a></text:p>
              <text:p text:style-name="P85"><text:a xlink:type="simple" xlink:href="#8.1.Overview  [sample Heading 2]|outline"><text:span text:style-name="T15"><text:s text:c="4"/>Annex A: Title<text:tab/>7</text:span></text:a></text:p>
              <text:p text:style-name="P85"><text:a xlink:type="simple" xlink:href="#8.1.Overview  [sample Heading 2]|outline"><text:span text:style-name="T15"><text:s text:c="4"/>Annex B: Title<text:tab/>8</text:span></text:a></text:p>
            </text:list-item>
          </text:list>
        </text:index-body>
      </text:table-of-content>
      <text:p text:style-name="P55"/>
      <text:p text:style-name="P56"/>
      <text:p text:style-name="P56"/>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text:soft-page-break/>Preface</text:p>
      <text:p text:style-name="P35">OMG</text:p>
      <text:p text:style-name="P67"><text:span text:style-name="T28">Founded in 1989, the </text:span><text:alphabetical-index-mark text:string-value="Object Management Group, Inc. (OMG)"/><text:span text:style-name="T28"/>Object Management Group, Inc. (OMG) is an open membership, not-for-profit computer industry standards <text:span text:style-name="T28">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67"><text:span text:style-name="T27">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67"><text:span text:style-name="T34">More information on the OMG is available at</text:span> http://www.omg.org/.</text:p>
      <text:p text:style-name="P64">OMG Specifications</text:p>
      <text:p text:style-name="P67">As noted, <text:alphabetical-index-mark text:string-value="OMG specifications"/>OMG specifications address middleware, modeling and vertical domain frameworks. A Specifications Catalog is available from the OMG website at:</text:p>
      <text:p text:style-name="P14">http://www.omg.org/technology/documents/spec_catalog.htm</text:p>
      <text:p text:style-name="P67">Specifications within the Catalog are organized by the following categories:</text:p>
      <text:p text:style-name="P28"><text:span text:style-name="T31">OMG</text:span><text:span text:style-name="T4"> </text:span><text:span text:style-name="T5">Modeling Specifications<text:line-break/></text:span></text:p>
      <text:list text:style-name="WW8Num10">
        <text:list-item>
          <text:p text:style-name="Bullet_5f_1">UML</text:p>
        </text:list-item>
        <text:list-item>
          <text:p text:style-name="Bullet_5f_1">MOF</text:p>
        </text:list-item>
        <text:list-item>
          <text:p text:style-name="Bullet_5f_1">XMI</text:p>
        </text:list-item>
        <text:list-item>
          <text:p text:style-name="Bullet_5f_1">CWM</text:p>
        </text:list-item>
        <text:list-item>
          <text:p text:style-name="Bullet_5f_1">Profile specifications</text:p>
        </text:list-item>
      </text:list>
      <text:p text:style-name="P29">OMG Middleware Specifications<text:line-break/></text:p>
      <text:list text:style-name="WW8Num10">
        <text:list-item text:start-value="1">
          <text:p text:style-name="Bullet_5f_1">CORBA/IIOP</text:p>
        </text:list-item>
        <text:list-item>
          <text:p text:style-name="Bullet_5f_1">IDL/Language Mappings</text:p>
        </text:list-item>
        <text:list-item>
          <text:p text:style-name="Bullet_5f_1">Specialized CORBA specifications</text:p>
        </text:list-item>
        <text:list-item>
          <text:p text:style-name="Bullet_5f_1">CORBA Component Model (CCM)</text:p>
        </text:list-item>
      </text:list>
      <text:p text:style-name="P30"><text:bookmark-start text:name="DDE_LINK1"/><text:span text:style-name="T7">Platf</text:span><text:bookmark-end text:name="DDE_LINK1"/><text:span text:style-name="T7">orm Specific Model and Interface Specifications<text:line-break/></text:span></text:p>
      <text:list text:style-name="WW8Num10">
        <text:list-item text:start-value="1">
          <text:p text:style-name="Bullet_5f_1">CORBAservices</text:p>
        </text:list-item>
        <text:list-item>
          <text:p text:style-name="Bullet_5f_1">CORBAfacilities</text:p>
        </text:list-item>
        <text:list-item>
          <text:p text:style-name="Bullet_5f_1">OMG Domain specifications</text:p>
        </text:list-item>
        <text:list-item>
          <text:p text:style-name="Bullet_5f_1">OMG Embedded Intelligence specifications</text:p>
        </text:list-item>
        <text:list-item>
          <text:p text:style-name="Bullet_5f_1">OMG Security specifications</text:p>
        </text:list-item>
      </text:list>
      <text:p text:style-name="P67">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26"><text:soft-page-break/></text:p>
      <text:p text:style-name="P25"><text:span text:style-name="T19">OMG Headquarters<text:line-break/>140 Kendrick Street<text:line-break/>Building A, Suite 300<text:line-break/>Needham, MA 02494<text:line-break/>USA<text:line-break/>Tel: +1-781-444-0404<text:line-break/>Fax: +1-781-444-0320<text:line-break/>Email:</text:span><text:span text:style-name="T20"> </text:span><text:span text:style-name="T29">pubs@omg.org</text:span></text:p>
      <text:p text:style-name="P69"><text:span text:style-name="T21">Certain OMG specifications are also available as ISO standards. Please consult </text:span><text:a xlink:type="simple" xlink:href="http://www.iso.org/"><text:span text:style-name="T30">http://www.iso.org</text:span></text:a><text:a xlink:type="simple" xlink:href="http://www.iso.org/"><text:span text:style-name="T30"><text:line-break/></text:span></text:a></text:p>
      <text:p text:style-name="P31">Typographical Conventions</text:p>
      <text:p text:style-name="P68"><text:span text:style-name="T18">The type styles shown below are used in this document to distinguish programming statements from ordinary English. However, these </text:span><text:alphabetical-index-mark text:string-value="typographical conventions"/><text:span text:style-name="T18"/><text:span text:style-name="T18">conventions are not used in tables or section headings where no distinction is necessary.</text:span></text:p>
      <text:p text:style-name="P61">Times/Times New Roman - 10 pt.: <text:s/>Standard body text</text:p>
      <text:p text:style-name="P62"><text:span text:style-name="T16">Helvetica/Arial - 10 pt. Bold:</text:span><text:span text:style-name="T19"> OMG Interface Definition Language (OMG IDL) and syntax elements.</text:span></text:p>
      <text:p text:style-name="P62"><text:span text:style-name="T22">Courier - 10 pt. Bold:</text:span><text:span text:style-name="T19"> <text:s/>Programming language elements.</text:span></text:p>
      <text:p text:style-name="P62"><text:span text:style-name="T17">Helvetica/Arial - 10 pt</text:span><text:span text:style-name="T19">: Exceptions</text:span></text:p>
      <text:p text:style-name="P34"/>
      <text:p text:style-name="P33"><text:span text:style-name="T19">NOTE: <text:s text:c="2"/></text:span>Terms that appear in italics are defined in the glossary. Italic text also represents the name of a document, specification, or other publication.</text:p>
      <text:p text:style-name="P3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0"/>
      <text:list text:style-name="L3">
        <text:list-item>
          <text:h text:style-name="P81" text:outline-level="1">Scope</text:h>
        </text:list-item>
      </text:list>
      <text:p text:style-name="Body"><text:span text:style-name="T9">The </text:span><text:span text:style-name="T10">Scope</text:span><text:span text:style-name="T9"> clause shall appear at the beginning of each specification and define, without ambiguity, the subject of the specification and the aspect(s) covered. <text:s/>It indicates the limits of applicability of the specification or particular parts of it. It shall not contain requirements.</text:span></text:p>
      <text:p text:style-name="Body">The scope shall be succinct so that it can be used as a summary for bibliographic purposes.</text:p>
      <text:p text:style-name="Body">It shall be worded as a series of statements of fact. </text:p>
      <text:p text:style-name="Body"/>
      <text:list text:style-name="L3" text:continue-numbering="true">
        <text:list-item>
          <text:h text:style-name="P82" text:outline-level="1">Conformance</text:h>
        </text:list-item>
      </text:list>
      <text:p text:style-name="Body">The <text:span text:style-name="T8">Conformance</text:span> clause identifies which clauses of the specification are mandatory (or conditionally mandatory) and which are optional in order for an implementation to claim conformance to the specification.</text:p>
      <text:p text:style-name="Body">Note: <text:s/>For conditionally mandatory clauses, the conditions must, of course, be specified.</text:p>
      <text:p text:style-name="P47"/>
      <text:list text:style-name="L3" text:continue-numbering="true">
        <text:list-item>
          <text:h text:style-name="P83" text:outline-level="1">Normative References</text:h>
        </text:list-item>
      </text:list>
      <text:p text:style-name="Body">The following normative documents contain provisions which, through reference in this text, constitute provisions of this <text:span text:style-name="T13">specification.</text:span> For dated references, subsequent amendments to, or revisions of, any of these publications do not apply. </text:p>
      <text:p text:style-name="Body">List of normative references.</text:p>
      <text:p text:style-name="P58"/>
      <text:list text:style-name="L3" text:continue-numbering="true">
        <text:list-item>
          <text:h text:style-name="P83" text:outline-level="1">Terms and Definitions</text:h>
        </text:list-item>
      </text:list>
      <text:p text:style-name="Body">For the purposes of this specification, the following terms and definitions apply. </text:p>
      <text:p text:style-name="class_20_-_20_item_20_description">Term</text:p>
      <text:p text:style-name="Body">Definition</text:p>
      <text:p text:style-name="class_20_-_20_item_20_description">Term</text:p>
      <text:p text:style-name="Body">Definition</text:p>
      <text:p text:style-name="class_20_-_20_item_20_description">Term</text:p>
      <text:p text:style-name="Body">Definition</text:p>
      <text:p text:style-name="P67"/>
      <text:list text:style-name="L3" text:continue-numbering="true">
        <text:list-item>
          <text:h text:style-name="P82" text:outline-level="1">Symbols</text:h>
        </text:list-item>
      </text:list>
      <text:p text:style-name="Body">List of symbols/abbreviations.</text:p>
      <text:p text:style-name="P60"><text:soft-page-break/></text:p>
      <text:list text:style-name="L3" text:continue-numbering="true">
        <text:list-item>
          <text:h text:style-name="P80" text:outline-level="1">Additional Information<text:line-break/> </text:h>
          <text:list>
            <text:list-item>
              <text:h text:style-name="P84" text:outline-level="2">Changes to Adopted OMG Specifications [optional]</text:h>
            </text:list-item>
          </text:list>
        </text:list-item>
      </text:list>
      <text:p text:style-name="Body"><text:line-break/><text:span text:style-name="T34">This specification completely replaces the xxx specification.</text:span></text:p>
      <text:p text:style-name="P67"/>
      <text:list text:style-name="L3" text:continue-numbering="true">
        <text:list-item>
          <text:list text:continue-numbering="true">
            <text:list-item>
              <text:h text:style-name="P84" text:outline-level="2">Acknowledgements</text:h>
            </text:list-item>
          </text:list>
        </text:list-item>
      </text:list>
      <text:p text:style-name="Body">The following companies submitted this specification:<text:line-break/></text:p>
      <text:list text:style-name="WW8Num10">
        <text:list-item text:start-value="1">
          <text:p text:style-name="Bullet_5f_1">xxxxx</text:p>
        </text:list-item>
        <text:list-item>
          <text:p text:style-name="Bullet_5f_1">xxxxx</text:p>
        </text:list-item>
        <text:list-item>
          <text:p text:style-name="Bullet_5f_1">xxxxx</text:p>
        </text:list-item>
      </text:list>
      <text:p text:style-name="P67"/>
      <text:p text:style-name="P67">The following companies supported this specification:<text:line-break/></text:p>
      <text:list text:style-name="WW8Num10">
        <text:list-item text:start-value="1">
          <text:p text:style-name="Bullet_5f_1">xxxxx</text:p>
        </text:list-item>
        <text:list-item>
          <text:p text:style-name="Bullet_5f_1">xxxxx</text:p>
        </text:list-item>
        <text:list-item>
          <text:p text:style-name="P78">xxxxx</text:p>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list text:style-name="L3" text:continue-numbering="true">
        <text:list-item>
          <text:h text:style-name="P80" text:outline-level="1">Specification <text:span text:style-name="T26">[chapter title]</text:span></text:h>
        </text:list-item>
      </text:list>
      <text:p text:style-name="Body">This section presents the normative specification for the common infrastructure metamodel. It begins with an overview of the metamodel structure followed by a description of each sub-package.</text:p>
      <text:p text:style-name="Standard"/>
      <text:list text:style-name="L3" text:continue-numbering="true">
        <text:list-item>
          <text:list text:continue-numbering="true">
            <text:list-item>
              <text:h text:style-name="P84" text:outline-level="2">Overview <text:s/><text:span text:style-name="T26">[sample Heading 2]</text:span></text:h>
            </text:list-item>
          </text:list>
        </text:list-item>
      </text:list>
      <text:p text:style-name="Body">Text. </text:p>
      <text:p text:style-name="P12"><draw:frame draw:style-name="fr1" draw:name="Frame1" text:anchor-type="paragraph" svg:x="0.0118in" svg:y="0.1075in" svg:width="5.8492in" draw:z-index="0"><draw:text-box fo:min-height="6.3583in"><text:list text:style-name="WW8Num11"><text:list-header><text:p text:style-name="P57"><draw:frame draw:style-name="fr2" draw:name="graphics1" text:anchor-type="paragraph" svg:x="0.0016in" svg:y="0.0008in" svg:width="5.8492in" style:rel-width="100%" svg:height="6.2193in" style:rel-height="scale" draw:z-index="1"><draw:image xlink:href="Pictures/200002070000569D00006BD20C27BFE2.wmf" xlink:type="simple" xlink:show="embed" xlink:actuate="onLoad"/></draw:frame></text:p></text:list-header></text:list></draw:text-box></draw:frame><text:soft-page-break/></text:p>
      <text:p text:style-name="Caption">Figure <text:sequence text:ref-name="refFigure0" text:name="Figure" text:formula="ooow:Figure+1" style:num-format="1">1</text:sequence> - figure title</text:p>
      <text:p text:style-name="Standard"/>
      <text:list text:style-name="L3" text:continue-numbering="true">
        <text:list-item>
          <text:list text:continue-numbering="true">
            <text:list-item>
              <text:list text:continue-numbering="true">
                <text:list-item>
                  <text:h text:style-name="P86" text:outline-level="3">Introduction <text:s/><text:span text:style-name="T26">[sample Heading 3]</text:span></text:h>
                </text:list-item>
              </text:list>
            </text:list-item>
          </text:list>
        </text:list-item>
      </text:list>
      <text:p text:style-name="P32">Text </text:p>
      <text:p text:style-name="Body"/>
      <text:list text:style-name="L3" text:continue-numbering="true">
        <text:list-item>
          <text:list text:continue-numbering="true">
            <text:list-item>
              <text:list text:continue-numbering="true">
                <text:list-item>
                  <text:list text:continue-numbering="true">
                    <text:list-item>
                      <text:h text:style-name="P79" text:outline-level="4">PrimitiveTypes <text:s/><text:span text:style-name="T26">[sample Heading 4]</text:span></text:h>
                    </text:list-item>
                  </text:list>
                </text:list-item>
              </text:list>
            </text:list-item>
          </text:list>
        </text:list-item>
      </text:list>
      <text:p text:style-name="Body">Text</text:p>
      <text:p text:style-name="Caption"/>
      <text:list text:style-name="L3" text:continue-numbering="true">
        <text:list-item>
          <text:list text:continue-numbering="true">
            <text:list-item>
              <text:list text:continue-numbering="true">
                <text:list-item>
                  <text:list text:continue-numbering="true">
                    <text:list-item>
                      <text:h text:style-name="P79" text:outline-level="4"><text:soft-page-break/>Boolean</text:h>
                    </text:list-item>
                  </text:list>
                </text:list-item>
              </text:list>
            </text:list-item>
          </text:list>
        </text:list-item>
      </text:list>
      <text:p text:style-name="P53"/>
      <text:p text:style-name="class_20_comment"><text:span text:style-name="T7">Package:</text:span> PrimitiveTypes</text:p>
      <text:p text:style-name="class_20_comment"><text:span text:style-name="T7">isAbstract:</text:span> No</text:p>
      <text:p text:style-name="class_20_-_20_item_20_description">Description</text:p>
      <text:p text:style-name="Body">Boolean is an instance of PrimitiveType. In the metamodel, Boolean defines an enumeration that denotes a logical condition. <text:s/>Its enumeration literals are:<text:line-break/></text:p>
      <text:list text:style-name="WW8Num10">
        <text:list-item text:start-value="1">
          <text:p text:style-name="Bullet_5f_1">true - <text:span text:style-name="T27">Text </text:span></text:p>
        </text:list-item>
        <text:list-item>
          <text:p text:style-name="Bullet_5f_1">false - Text</text:p>
        </text:list-item>
      </text:list>
      <text:p text:style-name="Standard"/>
      <text:list text:style-name="L3" text:continue-numbering="true">
        <text:list-item>
          <text:list text:continue-numbering="true">
            <text:list-item>
              <text:list text:continue-numbering="true">
                <text:list-item>
                  <text:list text:continue-numbering="true">
                    <text:list-item>
                      <text:h text:style-name="P79" text:outline-level="4">Comment</text:h>
                    </text:list-item>
                  </text:list>
                </text:list-item>
              </text:list>
            </text:list-item>
          </text:list>
        </text:list-item>
      </text:list>
      <text:p text:style-name="P53"/>
      <text:p text:style-name="class_20_comment"><text:span text:style-name="T7">Package:</text:span> Comments</text:p>
      <text:p text:style-name="class_20_comment"><text:span text:style-name="T7">isAbstract:</text:span> No</text:p>
      <text:p text:style-name="class_20_comment"><text:span text:style-name="T7">Generalization: </text:span>“<text:span text:style-name="T25">Element</text:span>” </text:p>
      <text:p text:style-name="class_20_-_20_item_20_description">Description</text:p>
      <text:p text:style-name="Body">A comment is a textual annotation that can be attached to a set of elements. A comment gives the ability to attach various remarks to elements. A comment carries no semantic force, but may contain information that is useful to a modeler. A comment may be owned by any element. A Comment adds no semantics to the annotated elements, but may represent information useful to the reader of the model.</text:p>
      <text:p text:style-name="class_20_-_20_item_20_description">Attributes</text:p>
      <table:table table:name="Table3" table:style-name="Table3">
        <table:table-column table:style-name="Table3.A"/>
        <table:table-column table:style-name="Table3.B"/>
        <table:table-row table:style-name="Table3.1">
          <table:table-cell table:style-name="Table3.A1" office:value-type="string">
            <text:p text:style-name="P54">body: String [0..1]</text:p>
          </table:table-cell>
          <table:table-cell table:style-name="Table3.A1" office:value-type="string">
            <text:p text:style-name="P54">Specifies a string that is the comment. </text:p>
          </table:table-cell>
        </table:table-row>
      </table:table>
      <text:p text:style-name="P12"/>
      <text:p text:style-name="class_20_-_20_item_20_description">Associations</text:p>
      <table:table table:name="Table4" table:style-name="Table4">
        <table:table-column table:style-name="Table4.A"/>
        <table:table-column table:style-name="Table4.B"/>
        <table:table-row table:style-name="Table4.1">
          <table:table-cell table:style-name="Table4.A1" office:value-type="string">
            <text:p text:style-name="P54">annotatedElement : <text:span text:style-name="T12">Element</text:span> [*]</text:p>
          </table:table-cell>
          <table:table-cell table:style-name="Table4.A1" office:value-type="string">
            <text:p text:style-name="P52">References the Element(s) being commented.</text:p>
          </table:table-cell>
        </table:table-row>
      </table:table>
      <text:p text:style-name="P12"/>
      <text:list text:style-name="L3" text:continue-numbering="true">
        <text:list-item>
          <text:list text:continue-numbering="true">
            <text:list-item>
              <text:list text:continue-numbering="true">
                <text:list-item>
                  <text:list text:continue-numbering="true">
                    <text:list-item>
                      <text:h text:style-name="P79" text:outline-level="4">Element</text:h>
                    </text:list-item>
                  </text:list>
                </text:list-item>
              </text:list>
            </text:list-item>
          </text:list>
        </text:list-item>
      </text:list>
      <text:p text:style-name="P53"/>
      <text:p text:style-name="class_20_comment"><text:span text:style-name="T7">Package:</text:span> Comments</text:p>
      <text:p text:style-name="class_20_comment"><text:span text:style-name="T7">isAbstract:</text:span> Yes</text:p>
      <text:p text:style-name="class_20_comment"><text:span text:style-name="T7">Generalization: </text:span>“<text:span text:style-name="T25">Element</text:span>” </text:p>
      <text:p text:style-name="class_20_-_20_item_20_description">Description</text:p>
      <text:p text:style-name="Body">An element can own comments. The comments for an Element add no semantics but may represent information useful to the reader of the model. </text:p>
      <text:p text:style-name="class_20_-_20_item_20_description">Associations</text:p>
      <table:table table:name="Table5" table:style-name="Table5">
        <table:table-column table:style-name="Table5.A"/>
        <table:table-column table:style-name="Table5.B"/>
        <table:table-row table:style-name="Table5.1">
          <table:table-cell table:style-name="Table5.A1" office:value-type="string">
            <text:p text:style-name="P54">ownedComment : <text:span text:style-name="T12">Comment</text:span> [*]</text:p>
          </table:table-cell>
          <table:table-cell table:style-name="Table5.A1" office:value-type="string">
            <text:p text:style-name="P52">The Comments owned by this element.</text:p>
            <text:p text:style-name="class_20_comment">Subsets <text:span text:style-name="T26">ownedElement</text:span></text:p>
            <text:p text:style-name="class_20_comment"/>
          </table:table-cell>
        </table:table-row>
      </table:table>
      <text:p text:style-name="P12"/>
      <text:p text:style-name="Body">The Relationships subpackage of the Abstractions package adds support for directed relationships. </text:p>
      <text:p text:style-name="Body"/>
      <text:p text:style-name="Standard"><text:soft-page-break/></text:p>
      <text:list text:style-name="L3" text:continue-numbering="true">
        <text:list-item>
          <text:list text:continue-numbering="true">
            <text:list-item>
              <text:h text:style-name="P84" text:outline-level="2">Condition Model <text:s/><text:span text:style-name="T26">[sample Heading 2]</text:span></text:h>
              <text:list>
                <text:list-item>
                  <text:h text:style-name="P86" text:outline-level="3">Introduction <text:s/><text:span text:style-name="T26">[sample Heading 3]</text:span></text:h>
                </text:list-item>
              </text:list>
            </text:list-item>
          </text:list>
        </text:list-item>
      </text:list>
      <text:p text:style-name="Body">Text.</text:p>
      <text:p text:style-name="P67"/>
      <text:list text:style-name="L3" text:continue-numbering="true">
        <text:list-item>
          <text:list text:continue-numbering="true">
            <text:list-item>
              <text:list text:continue-numbering="true">
                <text:list-item>
                  <text:list text:continue-numbering="true">
                    <text:list-item>
                      <text:h text:style-name="P79" text:outline-level="4">Boolean ValueSpecification</text:h>
                    </text:list-item>
                  </text:list>
                </text:list-item>
              </text:list>
            </text:list-item>
          </text:list>
        </text:list-item>
      </text:list>
      <text:p text:style-name="P53"/>
      <text:p text:style-name="class_20_comment"><text:span text:style-name="T7">Package:</text:span> Condition Model</text:p>
      <text:p text:style-name="class_20_comment"><text:span text:style-name="T7">isAbstract:</text:span> No</text:p>
      <text:p text:style-name="class_20_comment"><text:span text:style-name="T7">Generalization: </text:span>“<text:span text:style-name="T25">ValueSpecification</text:span>” </text:p>
      <text:p text:style-name="class_20_-_20_item_20_description">Description</text:p>
      <text:list text:style-name="WW8Num9">
        <text:list-item>
          <text:p text:style-name="List_20_Number">Text</text:p>
        </text:list-item>
        <text:list-item>
          <text:p text:style-name="List_20_Number">Text</text:p>
        </text:list-item>
        <text:list-item>
          <text:p text:style-name="List_20_Number">Text</text:p>
        </text:list-item>
      </text:list>
      <text:p text:style-name="Standard"/>
      <text:p text:style-name="Body">Text:<text:line-break/></text:p>
      <text:list text:style-name="WW8Num10">
        <text:list-item text:start-value="1">
          <text:p text:style-name="Bullet_5f_1">Text <text:s/></text:p>
        </text:list-item>
        <text:list-item>
          <text:p text:style-name="Bullet_5f_1">Text</text:p>
          <text:p text:style-name="List_20_Bullet"/>
        </text:list-item>
      </text:list>
      <text:p text:style-name="Standard"/>
      <text:p text:style-name="Body">Sample footnotes: </text:p>
      <text:p text:style-name="Standard"/>
      <text:p text:style-name="Standard">Text<text:span text:style-name="Footnote_20_Symbol"><text:note text:id="ftn1" text:note-class="footnote"><text:note-citation>1</text:note-citation><text:note-body><text:p text:style-name="Footnote">Footnote text.<text:line-break/></text:p></text:note-body></text:note></text:span><text:span text:style-name="Footnote_20_Symbol"> <text:s/></text:span>and more text.<text:span text:style-name="Footnote_20_Symbol"><text:note text:id="ftn2" text:note-class="footnote"><text:note-citation>2</text:note-citation><text:note-body><text:p text:style-name="Footnote">Footnote text.</text:p></text:note-body></text:note></text:span> <text:s text:c="2"/></text:p>
      <text:p text:style-name="Standard"/>
      <text:p text:style-name="Standard"/>
      <text:p text:style-name="Body"/>
      <text:p text:style-name="P67"/>
      <text:p text:style-name="P67"/>
      <text:p text:style-name="P67"/>
      <text:p text:style-name="P67"/>
      <text:p text:style-name="P67"/>
      <text:p text:style-name="Body"/>
      <text:p text:style-name="Body"/>
      <text:p text:style-name="Body"/>
      <text:p text:style-name="P67"/>
      <text:list text:style-name="L3" text:continue-numbering="true">
        <text:list-item>
          <text:h text:style-name="P80" text:outline-level="1"><text:soft-page-break/>Specification <text:span text:style-name="T26">[chapter title]</text:span></text:h>
        </text:list-item>
      </text:list>
      <text:p text:style-name="Body">This Clause describes sample tables. </text:p>
      <text:p text:style-name="Standard"/>
      <text:list text:style-name="L3" text:continue-numbering="true">
        <text:list-item>
          <text:list text:continue-numbering="true">
            <text:list-item>
              <text:h text:style-name="P84" text:outline-level="2">Overview <text:s/><text:span text:style-name="T26">[sample Heading 2]</text:span></text:h>
            </text:list-item>
          </text:list>
        </text:list-item>
      </text:list>
      <text:p text:style-name="P67">Text. </text:p>
      <text:p text:style-name="P67"/>
      <text:p text:style-name="Table_20_caption">Table 1. <text:s/></text:p>
      <table:table table:name="Table1" table:style-name="Table1">
        <table:table-column table:style-name="Table1.A"/>
        <table:table-column table:style-name="Table1.B"/>
        <table:table-row table:style-name="Table1.1">
          <table:table-cell table:style-name="Table1.A1" office:value-type="string">
            <text:p text:style-name="Table_20_Heading">Package</text:p>
          </table:table-cell>
          <table:table-cell table:style-name="Table1.B1" office:value-type="string">
            <text:p text:style-name="Table_20_Heading">Comment</text:p>
            <text:p text:style-name="Table_20_Heading"/>
          </table:table-cell>
        </table:table-row>
        <table:table-row table:style-name="Table1.1">
          <table:table-cell table:style-name="Table1.A1" office:value-type="string">
            <text:p text:style-name="P71">Business Process Definition MetaModel</text:p>
          </table:table-cell>
          <table:table-cell table:style-name="Table1.B1" office:value-type="string">
            <text:p text:style-name="P71">The Business Process Definition MetaModel package contains the models for orchestration (including BPMN) and choreography, and their performance, enactment, and execution. <text:s/>It has six subpackages grouped into two categories:<text:line-break/></text:p>
            <text:list text:style-name="WW8Num24">
              <text:list-item>
                <text:p text:style-name="Table_20_bullet">Common Behavior Model for the aspects of dynamics in common between orchestrations and choreography (Behavior Model, and Interactive Behavior Model).</text:p>
              </text:list-item>
              <text:list-item>
                <text:p text:style-name="Table_20_bullet">Activity Model (including BPMN Extensions) for orchestration and Interaction Protocol Model for choreography.<text:line-break/></text:p>
              </text:list-item>
            </text:list>
            <text:p text:style-name="P71">The Business Process Definition MetaModel package imports the Common Infrastructure package which provides the framework that ties the other models to performance, enactment, and execution (Abstractions, Composition Model, Course Model, and Condition Model).</text:p>
            <text:p text:style-name="Table_20_Text"/>
          </table:table-cell>
        </table:table-row>
        <table:table-row table:style-name="Table1.1">
          <table:table-cell table:style-name="Table1.A1" office:value-type="string">
            <text:p text:style-name="P71">Common Infrastructure</text:p>
          </table:table-cell>
          <table:table-cell table:style-name="Table1.B1" office:value-type="string">
            <text:p text:style-name="P71">The Common Abstractions package is the framework that ties the other models to performance, enactment, and execution (Composition Model, Course Model and Condition Model).</text:p>
          </table:table-cell>
        </table:table-row>
      </table:table>
      <text:p text:style-name="P1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5"><text:soft-page-break/>Annex A: <text:s/>Title</text:p>
      <text:p text:style-name="P17"/>
      <text:p text:style-name="Annex2">(normative)</text:p>
      <text:p text:style-name="P16"/>
      <text:p text:style-name="P18"/>
      <text:p text:style-name="P75"/>
      <text:p text:style-name="Annex_5f_Head1"><text:bookmark text:name="_Toc443461104"/><text:span text:style-name="T32">A.1  </text:span><text:span text:style-name="T23">Clause heading</text:span></text:p>
      <text:p text:style-name="Body">Text</text:p>
      <text:p text:style-name="Body"><text:span text:style-name="T33">Normative annexes</text:span> <text:span text:style-name="T32">are integral parts of the standard. Their presence is optional. An annex’s normative status (as opposed to informative) shall be made clear by the way in which it is referred to in the text and under the heading of the annex.</text:span></text:p>
      <text:p text:style-name="Body"><text:span text:style-name="T33">Informative annexes</text:span> <text:span text:style-name="T32">give additional information intended to assist the understanding or use of the standard and shall not contain provisions to which it is necessary to conform in order to be able to claim compliance with the standard. Their presence is optional. An annex’s informative status (as opposed to normative) shall be made clear by the way in which it is referred to in the text and under the heading of the annex.</text:span></text:p>
      <text:p text:style-name="P70"/>
      <text:p text:style-name="Annex_5f_Head1"><text:bookmark text:name="_Toc4434611041"/><text:span text:style-name="T32">A.2  </text:span><text:span text:style-name="T23">Clause heading</text:span></text:p>
      <text:p text:style-name="Body">Text</text:p>
      <text:p text:style-name="P67"/>
      <text:p text:style-name="P67"/>
      <text:p text:style-name="P67"/>
      <text:p text:style-name="class_20_-_20_item_20_description"/>
      <text:p text:style-name="Caption"/>
      <text:p text:style-name="P66"/>
      <text:p text:style-name="Caption"/>
      <text:p text:style-name="Caption"/>
      <text:p text:style-name="Caption"/>
      <text:p text:style-name="Caption"/>
      <text:p text:style-name="Caption"/>
      <text:p text:style-name="Caption"/>
      <text:p text:style-name="P66"/>
      <text:p text:style-name="P66"/>
      <text:p text:style-name="P66"/>
      <text:p text:style-name="P66"/>
      <text:p text:style-name="P66"/>
      <text:p text:style-name="P66"/>
      <text:p text:style-name="P66"/>
      <text:p text:style-name="Caption"/>
      <text:p text:style-name="Caption"/>
      <text:p text:style-name="P15"><text:soft-page-break/>Annex B: <text:s/>Title</text:p>
      <text:p text:style-name="P17"/>
      <text:p text:style-name="Annex2">(normative)</text:p>
      <text:p text:style-name="P16"/>
      <text:p text:style-name="P19"/>
      <text:p text:style-name="Annex_5f_Head1"><text:span text:style-name="T32">B.1 <text:s/></text:span><text:span text:style-name="T23">Sample IDL</text:span></text:p>
      <text:p text:style-name="IDL"/>
      <text:p text:style-name="IDL">#pragma prefix “http_//example.com"</text:p>
      <text:p text:style-name="P63">module stockquote_wsdl {</text:p>
      <text:p text:style-name="IDL_5f_code"><text:tab/>interface StockQuotePortType {</text:p>
      <text:p text:style-name="IDL_5f_code"><text:tab/> <text:s text:c="5"/>typedef sequence&lt;float&gt; ArrayOfFloat;</text:p>
      <text:p text:style-name="IDL_5f_code"><text:tab/><text:tab/>typedef struct TimePeriod {</text:p>
      <text:p text:style-name="IDL_5f_code"><text:tab/><text:tab/><text:tab/>wstring startTime;</text:p>
      <text:p text:style-name="IDL_5f_code"><text:tab/><text:tab/><text:tab/>wstring endTime;</text:p>
      <text:p text:style-name="IDL_5f_code"><text:tab/><text:tab/>};</text:p>
      <text:p text:style-name="IDL_5f_code"><text:tab/><text:tab/>ArrayOfFloat GetTradePrices(</text:p>
      <text:p text:style-name="IDL_5f_code"><text:tab/><text:tab/><text:tab/>in <text:s/>wstring tickerSymbol,</text:p>
      <text:p text:style-name="IDL_5f_code"><text:tab/><text:tab/><text:tab/>in TimePeriod timePeriod,</text:p>
      <text:p text:style-name="IDL_5f_code"><text:tab/><text:tab/><text:tab/>out float frequency);</text:p>
      <text:p text:style-name="IDL_5f_code"><text:tab/>};</text:p>
      <text:p text:style-name="IDL_5f_code">};</text:p>
      <text:p text:style-name="P74"/>
      <text:p text:style-name="P74"/>
      <text:p text:style-name="P74"/>
      <text:p text:style-name="Annex_5f_Head1"><text:span text:style-name="T32">B.2 <text:s/></text:span><text:span text:style-name="T23">Sample Code</text:span></text:p>
      <text:p text:style-name="Code"/>
      <text:p text:style-name="Code">&lt;?xml version="1.0"?&gt;</text:p>
      <text:p text:style-name="Code"/>
      <text:p text:style-name="Code">&lt;definitions name="StockQuote"</text:p>
      <text:p text:style-name="Code"><text:tab/> targetNamespace="http://example.com/stockquote.wsdl"</text:p>
      <text:p text:style-name="Code"><text:tab/><text:tab/>xmlns:tns="http://example.com/stockquote.wsdl"</text:p>
      <text:p text:style-name="Code"><text:tab/><text:tab/>xmlns:xsd="http://www.w3.org/2001/XMLSchema"</text:p>
      <text:p text:style-name="Code"><text:tab/><text:tab/>xmlns:xsd1="http://example.com/stockquote/schema"</text:p>
      <text:p text:style-name="Code"><text:tab/><text:tab/>xmlns="http://schemas.xmlsoap.org/wsdl/"&gt;</text:p>
      <text:p text:style-name="Code"><text:tab/></text:p>
      <text:p text:style-name="Code"><text:tab/>&lt;types&gt;</text:p>
      <text:p text:style-name="Code"><text:tab/><text:tab/>&lt;schema targetNamespace="http://example.com/stockquote/schema"</text:p>
      <text:p text:style-name="Code"><text:tab/><text:tab/><text:tab/>xmlns:wsdl="http://schemas.xmlsoap.org/wsdl/"</text:p>
      <text:p text:style-name="Code"><text:tab/><text:tab/><text:tab/>xmlns="http://www.w3.org/2001/XMLSchema"&gt;</text:p>
      <text:p text:style-name="Code"><text:tab/><text:tab/><text:tab/>&lt;complexType name="TimePeriod"&gt;</text:p>
      <text:p text:style-name="Code"><text:tab/><text:tab/><text:tab/><text:tab/>&lt;all&gt;</text:p>
      <text:p text:style-name="Code"><text:tab/><text:tab/><text:tab/><text:tab/><text:tab/>&lt;element name="startTime" type="xsd:string"/&gt;</text:p>
      <text:p text:style-name="Code"><text:tab/><text:tab/><text:tab/><text:tab/><text:tab/>&lt;element name="endTime" type="xsd:string"/&gt;</text:p>
      <text:p text:style-name="Code"><text:tab/><text:tab/><text:tab/><text:tab/>&lt;/all&gt;</text:p>
      <text:p text:style-name="Code"><text:tab/><text:tab/><text:tab/>&lt;/complexType&gt;</text:p>
      <text:p text:style-name="Code"><text:tab/><text:tab/><text:tab/>&lt;complexType name="ArrayOfFloat"&gt;</text:p>
      <text:p text:style-name="Code"><text:tab/><text:tab/><text:tab/><text:tab/>&lt;complexContent&gt;</text:p>
      <text:p text:style-name="Code"><text:tab/><text:tab/><text:tab/><text:tab/><text:tab/>&lt;restriction base="soapenc:Array"&gt;</text:p>
      <text:p text:style-name="P65"><text:tab/><text:tab/><text:tab/><text:tab/><text:tab/><text:tab/></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3" svg:font-family="Arial" style:font-family-generic="roman"/>
    <style:font-face style:name="Times1" svg:font-family="Times" style:font-family-generic="roman"/>
    <style:font-face style:name="Times New Roman2" svg:font-family="'Times New Roman'" style:font-family-generic="roman"/>
    <style:font-face style:name="ＭＳ 明朝" svg:font-family="'ＭＳ 明朝', 'MS Mincho'" style:font-family-generic="roman"/>
    <style:font-face style:name="Courier1"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111in" fo:margin-bottom="0in"/>
      <style:text-properties fo:font-size="10pt" style:font-size-asian="10pt"/>
    </style:style>
    <style:style style:name="List" style:family="paragraph" style:parent-style-name="Standard" style:list-style-name="WW8Num12" style:class="list">
      <style:paragraph-properties fo:margin-left="0in" fo:margin-right="0in" fo:text-indent="0in" style:auto-text-indent="false"/>
    </style:style>
    <style:style style:name="Caption" style:family="paragraph" style:parent-style-name="Standard" style:class="extra">
      <style:paragraph-properties fo:margin-top="0.0299in" fo:margin-bottom="0.0799in" text:number-lines="false" text:line-number="0"/>
      <style:text-properties style:font-name="Arial" fo:font-size="9pt" fo:font-style="normal" fo:font-weight="bold"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master-page-name="" style:default-outline-level="1">
      <style:paragraph-properties fo:margin-left="0in" fo:margin-right="0in" fo:margin-top="0.1701in" fo:margin-bottom="0.1799in" fo:text-indent="0in" style:auto-text-indent="false" style:page-number="auto" fo:break-before="auto" fo:break-after="auto"/>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class="text" style:default-outline-level="2">
      <style:paragraph-properties fo:margin-left="0in" fo:margin-right="0in" fo:margin-top="0.1299in" fo:margin-bottom="0.0799in" fo:text-indent="0in" style:auto-text-indent="false"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in" fo:text-indent="0in" style:auto-text-indent="false"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class="text" style:default-outline-level="4">
      <style:paragraph-properties fo:margin-left="0in" fo:margin-right="0in" fo:margin-top="0.1701in" fo:margin-bottom="0in" fo:text-indent="0in" style:auto-text-indent="false"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in" fo:text-indent="0in" style:auto-text-indent="false" fo:keep-with-next="always">
        <style:tab-stops>
          <style:tab-stop style:position="3in"/>
        </style:tab-stops>
      </style:paragraph-properties>
      <style:text-properties style:font-name="Arial1" fo:font-size="11pt"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in" fo:margin-right="0in" fo:margin-top="0.0835in" fo:margin-bottom="0in" fo:text-indent="0in" style:auto-text-indent="false" fo:keep-with-next="always"/>
      <style:text-properties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1665in" fo:margin-bottom="0in"/>
    </style:style>
    <style:style style:name="Heading_20_8" style:display-name="Heading 8" style:family="paragraph" style:parent-style-name="Standard" style:next-style-name="Standard" style:class="text">
      <style:paragraph-properties fo:margin-left="0.3937in" fo:margin-right="0in" fo:margin-top="0.1665in" fo:margin-bottom="0.0417in" fo:text-indent="-0.3937in" style:auto-text-indent="false">
        <style:tab-stops>
          <style:tab-stop style:position="0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5909in" fo:margin-right="0in" fo:margin-top="0.1665in" fo:margin-bottom="0.0417in" fo:text-indent="-0.5909in" style:auto-text-indent="false">
        <style:tab-stops>
          <style:tab-stop style:position="0in"/>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1945in" fo:margin-bottom="0.1945in"/>
    </style:style>
    <style:style style:name="Figure" style:family="paragraph" style:parent-style-name="Standard" style:next-style-name="Text_20_body" style:list-style-name="WW8Num11">
      <style:paragraph-properties fo:margin-left="0in" fo:margin-right="0in" fo:text-align="start" style:justify-single-word="false" fo:orphans="0" fo:widows="0" fo:text-indent="0in" style:auto-text-indent="false"/>
      <style:text-properties style:font-name="Arial1" fo:font-size="9pt" fo:font-weight="bold" style:font-size-asian="10pt" style:font-weight-asian="bold"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0.5in" fo:margin-right="0in" fo:text-indent="0in" style:auto-text-indent="false"/>
    </style:style>
    <style:style style:name="Note" style:family="paragraph" style:parent-style-name="Text_20_body" style:list-style-name="">
      <style:paragraph-properties fo:margin-left="-0.75in" fo:margin-right="0in" fo:text-indent="0in" style:auto-text-indent="false"/>
      <style:text-properties style:font-size-complex="10pt"/>
    </style:style>
    <style:style style:name="OCL" style:family="paragraph" style:parent-style-name="Standard" style:next-style-name="Standard">
      <style:paragraph-properties fo:margin-left="0.7in" fo:margin-right="0in" fo:margin-top="0.0835in" fo:margin-bottom="0in" fo:text-indent="-0.5in" style:auto-text-indent="false"/>
      <style:text-properties style:font-name="Courier" style:font-size-complex="10pt"/>
    </style:style>
    <style:style style:name="OCLinterp" style:family="paragraph" style:parent-style-name="Text_20_body" style:next-style-name="OCL">
      <style:paragraph-properties fo:margin-left="0.2in" fo:margin-right="0in" fo:margin-top="0.028in" fo:margin-bottom="0in" fo:text-indent="0in" style:auto-text-indent="false"/>
    </style:style>
    <style:style style:name="Subhead" style:family="paragraph" style:parent-style-name="Standard" style:next-style-name="Text_20_body">
      <style:paragraph-properties fo:margin-top="0.1665in" fo:margin-bottom="0in"/>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1665in" fo:margin-bottom="0.1665in"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1in" fo:margin-right="0.0902in" fo:text-indent="0in" style:auto-text-indent="false"/>
    </style:style>
    <style:style style:name="Role" style:family="paragraph" style:parent-style-name="Standard" style:next-style-name="Text_20_body">
      <style:paragraph-properties fo:margin-top="0.0835in" fo:margin-bottom="0in"/>
      <style:text-properties style:font-name="Arial1" fo:font-size="11pt" fo:font-weight="bold" style:font-size-asian="11pt" style:font-weight-asian="bold"/>
    </style:style>
    <style:style style:name="Example" style:family="paragraph" style:parent-style-name="Standard">
      <style:paragraph-properties fo:margin-top="0.111in" fo:margin-bottom="0in"/>
    </style:style>
    <style:style style:name="EXPRESS" style:family="paragraph" style:parent-style-name="Standard">
      <style:paragraph-properties fo:margin-left="0.2in" fo:margin-right="0in" fo:margin-top="0.028in" fo:margin-bottom="0in" fo:text-indent="0in" style:auto-text-indent="false"/>
      <style:text-properties style:font-name="Courier"/>
    </style:style>
    <style:style style:name="Heading0" style:family="paragraph" style:parent-style-name="Standard" style:next-style-name="Text_20_body">
      <style:paragraph-properties fo:margin-top="0.1665in" fo:margin-bottom="0.1665in" fo:text-align="center" style:justify-single-word="false"/>
      <style:text-properties style:font-name="Arial1" fo:font-size="16pt" fo:font-weight="bold" style:font-size-asian="16pt" style:font-weight-asian="bold" style:font-size-complex="16pt"/>
    </style:style>
    <style:style style:name="Author" style:family="paragraph" style:parent-style-name="Standard" style:next-style-name="Standard">
      <style:paragraph-properties fo:margin-left="0.5in" fo:margin-right="0in" fo:margin-top="0.1665in" fo:margin-bottom="0in" fo:text-indent="0in"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25in" fo:margin-right="0in" fo:margin-top="0.0835in" fo:margin-bottom="0.3335in" fo:text-indent="0in" style:auto-text-indent="false" fo:padding-left="0in" fo:padding-right="0in" fo:padding-top="0in" fo:padding-bottom="0.0138in" fo:border-left="none" fo:border-right="none" fo:border-top="none" fo:border-bottom="0.0071in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in" fo:margin-bottom="0.0835in"/>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in" fo:margin-bottom="0.0835in"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style:page-number="auto">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05in" fo:margin-right="0in" fo:text-indent="-0.75in" style:auto-text-indent="false">
        <style:tab-stops>
          <style:tab-stop style:position="-0.3in"/>
          <style:tab-stop style:position="5.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2.0799in" fo:margin-right="0in" fo:text-indent="-1.3299in" style:auto-text-indent="false">
        <style:tab-stops>
          <style:tab-stop style:position="-0.75in"/>
          <style:tab-stop style:position="4.1701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0.75in" fo:margin-right="0in" fo:text-indent="-0.75in" style:auto-text-indent="false">
        <style:tab-stops>
          <style:tab-stop style:position="0in"/>
          <style:tab-stop style:position="5.5in"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iagram" style:family="paragraph" style:parent-style-name="Standard" style:next-style-name="Figure">
      <style:paragraph-properties fo:break-before="pag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pyright" style:family="paragraph" style:parent-style-name="Standard" style:next-style-name="Standard">
      <style:paragraph-properties fo:margin-top="0.0835in" fo:margin-bottom="0.0835in"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_20_item_20_description" style:display-name="class - item description" style:family="paragraph" style:parent-style-name="Normal_20_Indent" style:master-page-name="">
      <style:paragraph-properties fo:margin-top="0.1665in" fo:margin-bottom="0.0835in" style:page-number="auto" fo:keep-with-next="always"/>
      <style:text-properties style:font-name="Arial" fo:font-size="10pt" fo:font-weight="bold" style:font-size-asian="10pt" style:font-weight-asian="bold"/>
    </style:style>
    <style:style style:name="class_20_comment" style:display-name="class comment" style:family="paragraph" style:parent-style-name="Standard">
      <style:paragraph-properties fo:margin-top="0in" fo:margin-bottom="0in"/>
    </style:style>
    <style:style style:name="class_20_part" style:display-name="class part" style:family="paragraph" style:parent-style-name="class_20_comment">
      <style:paragraph-properties fo:text-align="start" style:justify-single-word="false"/>
      <style:text-properties fo:language="zxx" fo:country="none" style:language-asian="zxx" style:country-asian="none"/>
    </style:style>
    <style:style style:name="Issue" style:family="paragraph" style:parent-style-name="Standard">
      <style:paragraph-properties fo:margin-top="0in" fo:margin-bottom="0in" fo:line-height="115%"/>
      <style:text-properties fo:font-size="9pt" fo:font-style="italic" style:font-size-asian="9pt" style:font-style-asian="italic" style:font-size-complex="9pt"/>
    </style:style>
    <style:style style:name="Issue_20_Header" style:display-name="Issue Header" style:family="paragraph" style:parent-style-name="Issue" style:next-style-name="Issue">
      <style:paragraph-properties fo:padding-left="0in" fo:padding-right="0in" fo:padding-top="0in" fo:padding-bottom="0.0138in" fo:border-left="none" fo:border-right="none" fo:border-top="none" fo:border-bottom="0.0071in solid #000000"/>
    </style:style>
    <style:style style:name="Issue_20_Footer" style:display-name="Issue Footer" style:family="paragraph" style:parent-style-name="Issue">
      <style:paragraph-properties fo:padding-left="0in" fo:padding-right="0in" fo:padding-top="0.0138in" fo:padding-bottom="0in" fo:border-left="none" fo:border-right="none" fo:border-top="0.0071in solid #000000" fo:border-bottom="none"/>
    </style:style>
    <style:style style:name="List_20_Number" style:display-name="List Number" style:family="paragraph" style:parent-style-name="Standard" style:list-style-name="WW8Num9">
      <style:paragraph-properties fo:margin-left="0in" fo:margin-right="0in" fo:margin-top="0.0417in" fo:margin-bottom="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1098in" fo:margin-bottom="0in" fo:line-height="100%" style:page-number="auto"/>
      <style:text-properties fo:font-size="10pt"/>
    </style:style>
    <style:style style:name="Bullet_5f_1" style:display-name="Bullet_1" style:family="paragraph" style:parent-style-name="List_20_Bullet"/>
    <style:style style:name="Preface" style:family="paragraph">
      <style:paragraph-properties fo:margin-top="0.0693in" fo:margin-bottom="0.111in" style:line-height-at-least="0.2638in" fo:orphans="0" fo:widows="0" style:text-autospace="none">
        <style:tab-stops>
          <style:tab-stop style:position="0.75in"/>
          <style:tab-stop style:position="7in"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in" fo:margin-bottom="0.0693in">
        <style:tab-stops>
          <style:tab-stop style:position="0.3055in"/>
          <style:tab-stop style:position="6.8909in" style:type="right" style:leader-style="dotted" style:leader-text="."/>
        </style:tab-stops>
      </style:paragraph-properties>
      <style:text-properties fo:font-size="14pt" fo:language="es" fo:country="ES" style:font-size-complex="14pt"/>
    </style:style>
    <style:style style:name="Heading1TOC" style:family="paragraph">
      <style:paragraph-properties fo:margin-left="0.75in" fo:margin-right="0in" fo:margin-top="0.0693in" fo:margin-bottom="0.0693in" style:line-height-at-least="0.1945in" fo:orphans="0" fo:widows="0" fo:text-indent="0in" style:auto-text-indent="false" style:text-autospace="none">
        <style:tab-stops>
          <style:tab-stop style:position="0.25in"/>
          <style:tab-stop style:position="6.25in" style:type="right" style:leader-style="dotted" style:leader-text="."/>
        </style:tab-stops>
      </style:paragraph-properties>
      <style:text-properties fo:color="#000000" style:font-name="Arial1" fo:font-size="12pt" fo:language="es" fo:country="ES" style:font-name-asian="ＭＳ 明朝" style:font-size-asian="12pt" style:font-name-complex="Arial1" style:font-size-complex="12pt" style:language-complex="ar" style:country-complex="SA" style:text-scale="100%"/>
    </style:style>
    <style:style style:name="HeadingTOC" style:family="paragraph">
      <style:paragraph-properties fo:margin-left="0.5in" fo:margin-right="0in" fo:margin-top="0.0972in" fo:margin-bottom="0.0693in" style:line-height-at-least="0.2638in" fo:orphans="0" fo:widows="0" fo:text-indent="0in" style:auto-text-indent="false" fo:background-color="transparent" style:text-autospace="none">
        <style:tab-stops>
          <style:tab-stop style:position="0.25in"/>
          <style:tab-stop style:position="6.5in" style:type="right" style:leader-style="dotted" style:leader-text="."/>
        </style:tab-stops>
        <style:background-image/>
      </style:paragraph-properties>
      <style:text-properties fo:color="#000000" style:font-name="Arial1" fo:font-size="16pt" fo:language="en" fo:country="US" style:font-name-asian="ＭＳ 明朝" style:font-size-asian="16pt" style:font-name-complex="Arial1" style:font-size-complex="16pt" style:language-complex="ar" style:country-complex="SA" style:text-scale="100%"/>
    </style:style>
    <style:style style:name="Heading3TOC" style:family="paragraph">
      <style:paragraph-properties fo:margin-left="1.25in" fo:margin-right="0in" style:line-height-at-least="0.1665in" fo:orphans="0" fo:widows="0" fo:text-indent="0in" style:auto-text-indent="false" style:text-autospace="none">
        <style:tab-stops>
          <style:tab-stop style:position="0.25in"/>
          <style:tab-stop style:position="6.25in" style:type="right" style:leader-style="dotted" style:leader-text="."/>
        </style:tab-stops>
      </style:paragraph-properties>
      <style:text-properties fo:color="#000000" style:font-name="Arial1" fo:font-size="10pt" fo:language="es" fo:country="ES" style:font-name-asian="ＭＳ 明朝" style:font-size-asian="10pt" style:font-name-complex="Arial1" style:font-size-complex="10pt" style:language-complex="ar" style:country-complex="SA" style:text-scale="100%"/>
    </style:style>
    <style:style style:name="Heading4TOC" style:family="paragraph">
      <style:paragraph-properties fo:margin-left="2in" fo:margin-right="0in" fo:text-indent="0in" style:auto-text-indent="false">
        <style:tab-stops>
          <style:tab-stop style:position="2in" style:type="right"/>
          <style:tab-stop style:position="6.5in" style:type="right" style:leader-style="dotted" style:leader-text="."/>
        </style:tab-stops>
      </style:paragraph-properties>
      <style:text-properties style:font-name="Arial2" fo:font-size="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Body" style:class="text" style:master-page-name="">
      <style:paragraph-properties fo:text-align="center" style:justify-single-word="false" style:page-number="auto"/>
      <style:text-properties style:font-name="Arial" fo:font-size="18pt" fo:font-weight="bold"/>
    </style:style>
    <style:style style:name="Annex2" style:family="paragraph" style:next-style-name="Body" style:class="text">
      <style:paragraph-properties fo:text-align="center" style:justify-single-word="false"/>
      <style:text-properties style:font-name="Arial2"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Text" style:display-name="Table Text" style:family="paragraph">
      <style:paragraph-properties fo:margin-left="0.1in" fo:margin-right="0.1in" fo:text-indent="0in" style:auto-text-indent="false"/>
      <style:text-properties fo:font-size="10pt"/>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able_20_caption" style:display-name="Table caption" style:family="paragraph" style:next-style-name="Text" style:list-style-name="" style:master-page-name="">
      <style:paragraph-properties style:page-number="auto"/>
      <style:text-properties style:font-name="Arial" fo:font-size="9pt" fo:font-weight="bold"/>
    </style:style>
    <style:style style:name="Text" style:family="paragraph" style:parent-style-name="Caption" style:class="extra"/>
    <style:style style:name="IDL" style:family="paragraph" style:class="text">
      <style:text-properties style:font-name="Arial" fo:font-size="10pt" fo:font-weight="bold"/>
    </style:style>
    <style:style style:name="IDL1" style:family="paragraph" style:parent-style-name="IDL" style:class="text">
      <style:paragraph-properties fo:margin-left="0in" fo:margin-right="0in" fo:margin-top="0.0598in" fo:margin-bottom="0.0402in" fo:text-indent="0in" style:auto-text-indent="false"/>
    </style:style>
    <style:style style:name="IDL_5f_code" style:display-name="IDL_code" style:family="paragraph" style:parent-style-name="Standard" style:class="text">
      <style:text-properties style:font-name="Arial" fo:font-weight="bold"/>
    </style:style>
    <style:style style:name="Code" style:family="paragraph" style:parent-style-name="Standard" style:class="text">
      <style:text-properties style:font-name="Arial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5in"/>
      </text:outline-level-style>
      <text:outline-level-style text:level="2" style:num-format="1" text:display-levels="2">
        <style:list-level-properties text:min-label-width="0.75in"/>
      </text:outline-level-style>
      <text:outline-level-style text:level="3" style:num-format="1" text:display-levels="3">
        <style:list-level-properties text:min-label-width="0.75in"/>
      </text:outline-level-style>
      <text:outline-level-style text:level="4" style:num-format="1" text:display-levels="4">
        <style:list-level-properties text:min-label-width="0.7in"/>
      </text:outline-level-style>
      <text:outline-level-style text:level="5" style:num-format=""/>
      <text:outline-level-style text:level="6" style:num-format=""/>
      <text:outline-level-style text:level="7" style:num-format=""/>
      <text:outline-level-style text:level="8" style:num-format="1" text:display-levels="2">
        <style:list-level-properties text:min-label-width="0.3937in"/>
      </text:outline-level-style>
      <text:outline-level-style text:level="9" style:num-format="1" text:display-levels="3">
        <style:list-level-properties text:min-label-width="0.5909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Table" style:num-format="1">
        <style:list-level-properties text:min-label-width="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Times New Roman"/>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in"/>
      </text:list-level-style-number>
      <text:list-level-style-number text:level="4" style:num-format="1" text:display-levels="4">
        <style:list-level-properties text:min-label-width="0.7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7">
      <text:list-level-style-number text:level="1" style:num-format="1">
        <style:list-level-properties text:min-label-width="0.75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text:list-level-style-number text:level="6" style:num-format=""/>
      <text:list-level-style-number text:level="7" style:num-format=""/>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Note:" style:num-format="">
        <style:list-level-properties text:space-before="0.75in"/>
      </text:list-level-style-number>
      <text:list-level-style-number text:level="2" style:num-format="">
        <style:list-level-properties text:space-before="0.05in"/>
      </text:list-level-style-number>
      <text:list-level-style-number text:level="3" style:num-format="">
        <style:list-level-properties text:space-before="0.05in"/>
      </text:list-level-style-number>
      <text:list-level-style-number text:level="4" style:num-format="">
        <style:list-level-properties text:space-before="0.05in"/>
      </text:list-level-style-number>
      <text:list-level-style-number text:level="5" style:num-format="">
        <style:list-level-properties text:space-before="0.05in"/>
      </text:list-level-style-number>
      <text:list-level-style-number text:level="6" style:num-format="">
        <style:list-level-properties text:space-before="0.05in"/>
      </text:list-level-style-number>
      <text:list-level-style-number text:level="7" style:num-format="">
        <style:list-level-properties text:space-before="0.05in"/>
      </text:list-level-style-number>
      <text:list-level-style-number text:level="8" style:num-format="">
        <style:list-level-properties text:space-before="0.05in"/>
      </text:list-level-style-number>
      <text:list-level-style-number text:level="9" style:num-format="">
        <style:list-level-properties text:space-before="0.0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style:tab-stops>
          <style:tab-stop style:position="3in" style:type="center"/>
          <style:tab-stop style:position="6.4992in" style:type="right"/>
        </style:tab-stops>
      </style:paragraph-properties>
    </style:style>
    <style:style style:name="P5" style:family="paragraph" style:parent-style-name="Footer">
      <style:text-properties style:font-name="Arial1" fo:font-size="9pt" style:font-size-asian="9pt" style:font-size-complex="9pt"/>
    </style:style>
    <style:style style:name="P6" style:family="paragraph" style:parent-style-name="Footer">
      <style:paragraph-properties fo:text-align="start" style:justify-single-word="false"/>
    </style:style>
    <style:style style:name="P7" style:family="paragraph" style:parent-style-name="Footer">
      <style:paragraph-properties fo:text-align="start" style:justify-single-word="false"/>
      <style:text-properties style:font-name="Arial1" fo:font-size="9pt" style:font-size-asian="9pt" style:font-size-complex="9pt"/>
    </style:style>
    <style:style style:name="P8" style:family="paragraph" style:parent-style-name="Footer">
      <style:paragraph-properties fo:text-align="start" style:justify-single-word="false"/>
      <style:text-properties fo:font-weight="normal" style:font-weight-asian="normal" style:font-weight-complex="normal"/>
    </style:style>
    <style:style style:name="T1" style:family="text"/>
    <style:style style:name="T2" style:family="text">
      <style:text-properties style:font-name="Arial1" fo:font-size="9pt" style:font-size-asian="9pt" style:font-size-complex="9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1" fo:font-size="9pt" fo:font-weight="bold" style:font-size-asian="9pt" style:font-weight-asian="bold" style:font-size-complex="9pt" style:font-weight-complex="bold"/>
    </style:style>
    <style:style style:name="T6" style:family="text">
      <style:text-properties style:font-name="Arial1" fo:font-size="9pt" fo:font-weight="normal" style:font-size-asian="9pt" style:font-weight-asian="normal" style:font-size-complex="9pt" style:font-weight-complex="normal"/>
    </style:style>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5in" fo:margin-bottom="0.5in" fo:margin-left="1in" fo:margin-right="1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shadow="none" style:dynamic-spacing="true"/>
      </style:footer-style>
    </style:page-layout>
    <style:page-layout style:name="pm3">
      <style:page-layout-properties fo:page-width="8.5in" fo:page-height="11in" style:num-format="1" style:print-orientation="portrait" fo:margin-top="0.5in" fo:margin-bottom="0.5in" fo:margin-left="1in" fo:margin-right="1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701in" fo:page-height="11in" style:num-format="1" style:print-orientation="portrait" fo:margin-top="0.75in" fo:margin-bottom="0.75in" fo:margin-left="1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page-layout style:name="pm7">
      <style:page-layout-properties fo:page-width="8.2598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8">
      <style:page-layout-properties fo:page-width="8.2701in" fo:page-height="11in" style:num-format="i" style:print-orientation="portrait" fo:margin-top="0.75in" fo:margin-bottom="0.75in" fo:margin-left="1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Convert_20_1" style:display-name="Convert 1" style:page-layout-name="pm2">
      <style:header>
        <text:p text:style-name="P1"/>
      </style:header>
      <style:footer>
        <text:p text:style-name="P2">1 </text:p>
      </style:footer>
      <style:footer-left>
        <text:p text:style-name="Footer"><text:span text:style-name="Page_20_Number"><text:s/></text:span><text:span text:style-name="Page_20_Number"><text:page-number text:select-page="current">9</text:page-number></text:span></text:p>
      </style:footer-left>
    </style:master-page>
    <style:master-page style:name="Convert_20_2" style:display-name="Convert 2" style:page-layout-name="pm3">
      <style:header>
        <text:p text:style-name="P3"/>
      </style:header>
      <style:footer>
        <text:p text:style-name="Footer"><text:span text:style-name="T2">EXPRESS Metamodel, Beta 1<text:tab/> <text:s text:c="133"/></text:span><text:span text:style-name="Page_20_Number"><text:span text:style-name="T2"><text:page-number text:select-page="current">9</text:page-number></text:span></text:span></text:p>
      </style:footer>
      <style:footer-left>
        <text:p text:style-name="P4"><text:span text:style-name="Page_20_Number"><text:span text:style-name="T2"><text:s/></text:span></text:span><text:span text:style-name="Page_20_Number"><text:span text:style-name="T2"><text:page-number text:select-page="current">9</text:page-number></text:span></text:span><text:span text:style-name="Page_20_Number"><text:span text:style-name="T2"> <text:s text:c="132"/>EXPRESS Metamodel, Beta 1<text:tab/> <text:s text:c="133"/></text:span></text:span></text:p>
      </style:footer-left>
    </style:master-page>
    <style:master-page style:name="HTML" style:page-layout-name="pm4"/>
    <style:master-page style:name="Right_20_Page" style:display-name="Right Page" style:page-layout-name="pm5"/>
    <style:master-page style:name="main_20_page" style:display-name="main page" style:page-layout-name="pm6">
      <style:footer>
        <text:p text:style-name="P5">Title, version <text:s text:c="169"/><text:span text:style-name="T3"><text:page-number text:select-page="current">9</text:page-number></text:span></text:p>
      </style:footer>
      <style:footer-left>
        <text:p text:style-name="P5"><text:span text:style-name="T3"><text:s text:c="2"/></text:span><text:span text:style-name="T3"><text:page-number text:select-page="current">9</text:page-number></text:span><text:span text:style-name="T3"> <text:s text:c="73"/></text:span><text:span text:style-name="T4"><text:s text:c="64"/></text:span><text:span text:style-name="T3"><text:s text:c="27"/></text:span><text:span text:style-name="T4">Title, version</text:span><text:span text:style-name="T3"> <text:s text:c="33"/></text:span></text:p>
      </style:footer-left>
    </style:master-page>
    <style:master-page style:name="Left_20_Page" style:display-name="Left Page" style:page-layout-name="pm7">
      <style:footer>
        <text:p text:style-name="P6"><text:s text:c="3"/><text:span text:style-name="T5"><text:page-number text:select-page="current">9</text:page-number></text:span><text:span text:style-name="T2"> <text:s text:c="113"/>Business Process Definition MetaModel, v1.0</text:span></text:p>
      </style:footer>
      <style:footer-left>
        <text:p text:style-name="P6"><text:span text:style-name="T2"><text:s text:c="3"/></text:span><text:span text:style-name="T5"><text:page-number text:select-page="current">9</text:page-number></text:span><text:span text:style-name="T2"> <text:s text:c="113"/>Business Process Definition MetaModel, v1.0</text:span></text:p>
      </style:footer-left>
    </style:master-page>
    <style:master-page style:name="toc_5f_right" style:display-name="toc_right" style:page-layout-name="pm8">
      <style:footer>
        <text:p text:style-name="P7"><text:s/>Title, version <text:s text:c="163"/><text:span text:style-name="T3"><text:s text:c="2"/></text:span><text:span text:style-name="T4"><text:page-number text:select-page="current">9</text:page-number></text:span></text:p>
      </style:footer>
      <style:footer-left>
        <text:p text:style-name="P8"><text:span text:style-name="T4"><text:s text:c="2"/></text:span><text:span text:style-name="T5"><text:page-number text:select-page="current">9</text:page-number></text:span><text:span text:style-name="T5"> </text:span><text:span text:style-name="T6"><text:s text:c="164"/>Title, vers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Linda Heaton</meta:initial-creator>
    <meta:creation-date>2008-09-30T07:35:58</meta:creation-date>
    <dc:creator>Linda Heaton</dc:creator>
    <dc:date>2008-10-16T14:39:43</dc:date>
    <meta:editing-cycles>37</meta:editing-cycles>
    <meta:editing-duration>PT5H1M11S</meta:editing-duration>
    <meta:user-defined meta:name="Info 1"/>
    <meta:user-defined meta:name="Info 2"/>
    <meta:user-defined meta:name="Info 3"/>
    <meta:user-defined meta:name="Info 4"/>
    <meta:document-statistic meta:table-count="4" meta:image-count="1" meta:object-count="0" meta:page-count="17" meta:paragraph-count="253" meta:word-count="2530" meta:character-count="19039"/>
  </office:meta>
</office:document-meta>
</file>